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3" style:family="table-cell" style:parent-style-name="Hiperv_237_nculo_32_3" style:data-style-name="N0">
      <style:text-properties fo:color="#0563C1" style:text-underline-style="solid" style:text-underline-type="single"/>
    </style:style>
    <style:style style:name="ce24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5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7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>
      <style:text-properties fo:color="#000000"/>
    </style:style>
    <style:style style:name="ce53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0" table:default-cell-style-name="ce11"/>
        <table:table-column table:style-name="co3" table:number-columns-repeated="11" table:default-cell-style-name="ce11"/>
        <table:table-column table:style-name="co4" table:number-columns-repeated="16362" table:default-cell-style-name="ce11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3">
            <text:p>Nº Personas con dosis adicional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434970" table:style-name="ce6">
            <text:p>9.434.9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528900" table:style-name="ce6">
            <text:p>1.528.900</text:p>
          </table:table-cell>
          <table:table-cell office:value-type="float" office:value="333500" table:style-name="ce6">
            <text:p>333.500</text:p>
          </table:table-cell>
          <table:table-cell office:value-type="float" office:value="13316870" table:style-name="ce7">
            <text:p>13.316.870</text:p>
          </table:table-cell>
          <table:table-cell office:value-type="float" office:value="12750090" table:style-name="ce8">
            <text:p>12.750.090</text:p>
          </table:table-cell>
          <table:table-cell office:value-type="percentage" office:value="0.95743894774072291" table:style-name="ce9">
            <text:p>95,7%</text:p>
          </table:table-cell>
          <table:table-cell office:value-type="float" office:value="6795884" table:style-name="ce6">
            <text:p>6.795.884</text:p>
          </table:table-cell>
          <table:table-cell office:value-type="float" office:value="6610183" table:style-name="ce6">
            <text:p>6.610.183</text:p>
          </table:table-cell>
          <table:table-cell office:value-type="float" office:value="43234" table:style-name="ce6">
            <text:p>43.234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31845" table:style-name="ce6">
            <text:p>1.531.8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6">
            <text:p>64.700</text:p>
          </table:table-cell>
          <table:table-cell office:value-type="float" office:value="2136845" table:style-name="ce7">
            <text:p>2.136.845</text:p>
          </table:table-cell>
          <table:table-cell office:value-type="float" office:value="1986140" table:style-name="ce12">
            <text:p>1.986.140</text:p>
          </table:table-cell>
          <table:table-cell office:value-type="percentage" office:value="0.92947312509798319" table:style-name="ce13">
            <text:p>92,9%</text:p>
          </table:table-cell>
          <table:table-cell office:value-type="float" office:value="1060814" table:style-name="ce6">
            <text:p>1.060.814</text:p>
          </table:table-cell>
          <table:table-cell office:value-type="float" office:value="1037390" table:style-name="ce6">
            <text:p>1.037.390</text:p>
          </table:table-cell>
          <table:table-cell office:value-type="float" office:value="13627" table:style-name="ce6">
            <text:p>13.627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24725" table:style-name="ce6">
            <text:p>1.224.72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3000" table:style-name="ce6">
            <text:p>43.000</text:p>
          </table:table-cell>
          <table:table-cell office:value-type="float" office:value="1650625" table:style-name="ce7">
            <text:p>1.650.625</text:p>
          </table:table-cell>
          <table:table-cell office:value-type="float" office:value="1663594" table:style-name="ce12">
            <text:p>1.663.594</text:p>
          </table:table-cell>
          <table:table-cell office:value-type="percentage" office:value="1.0078570238546005" table:style-name="ce13">
            <text:p>100,8%</text:p>
          </table:table-cell>
          <table:table-cell office:value-type="float" office:value="871826" table:style-name="ce6">
            <text:p>871.826</text:p>
          </table:table-cell>
          <table:table-cell office:value-type="float" office:value="860664" table:style-name="ce6">
            <text:p>860.664</text:p>
          </table:table-cell>
          <table:table-cell office:value-type="float" office:value="4884" table:style-name="ce6">
            <text:p>4.884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57600" table:style-name="ce6">
            <text:p>57.600</text:p>
          </table:table-cell>
          <table:table-cell office:value-type="float" office:value="1891250" table:style-name="ce7">
            <text:p>1.891.250</text:p>
          </table:table-cell>
          <table:table-cell office:value-type="float" office:value="1584533" table:style-name="ce12">
            <text:p>1.584.533</text:p>
          </table:table-cell>
          <table:table-cell office:value-type="percentage" office:value="0.83782313284864507" table:style-name="ce13">
            <text:p>83,8%</text:p>
          </table:table-cell>
          <table:table-cell office:value-type="float" office:value="848373" table:style-name="ce6">
            <text:p>848.373</text:p>
          </table:table-cell>
          <table:table-cell office:value-type="float" office:value="829278" table:style-name="ce6">
            <text:p>829.278</text:p>
          </table:table-cell>
          <table:table-cell office:value-type="float" office:value="0" table:style-name="ce6">
            <text:p>0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58690" table:style-name="ce6">
            <text:p>2.358.69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6">
            <text:p>133.650</text:p>
          </table:table-cell>
          <table:table-cell office:value-type="float" office:value="3522840" table:style-name="ce7">
            <text:p>3.522.840</text:p>
          </table:table-cell>
          <table:table-cell office:value-type="float" office:value="3122436" table:style-name="ce12">
            <text:p>3.122.436</text:p>
          </table:table-cell>
          <table:table-cell office:value-type="percentage" office:value="0.88634056613414181" table:style-name="ce13">
            <text:p>88,6%</text:p>
          </table:table-cell>
          <table:table-cell office:value-type="float" office:value="1664390" table:style-name="ce6">
            <text:p>1.664.390</text:p>
          </table:table-cell>
          <table:table-cell office:value-type="float" office:value="1617819" table:style-name="ce6">
            <text:p>1.617.819</text:p>
          </table:table-cell>
          <table:table-cell office:value-type="float" office:value="9127" table:style-name="ce6">
            <text:p>9.127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27305" table:style-name="ce6">
            <text:p>727.30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4950" table:style-name="ce6">
            <text:p>24.950</text:p>
          </table:table-cell>
          <table:table-cell office:value-type="float" office:value="992355" table:style-name="ce7">
            <text:p>992.355</text:p>
          </table:table-cell>
          <table:table-cell office:value-type="float" office:value="911769" table:style-name="ce12">
            <text:p>911.769</text:p>
          </table:table-cell>
          <table:table-cell office:value-type="percentage" office:value="0.91879317381380654" table:style-name="ce13">
            <text:p>91,9%</text:p>
          </table:table-cell>
          <table:table-cell office:value-type="float" office:value="479900" table:style-name="ce6">
            <text:p>479.900</text:p>
          </table:table-cell>
          <table:table-cell office:value-type="float" office:value="471213" table:style-name="ce6">
            <text:p>471.213</text:p>
          </table:table-cell>
          <table:table-cell office:value-type="float" office:value="4230" table:style-name="ce6">
            <text:p>4.230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916525" table:style-name="ce6">
            <text:p>2.916.52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02200" table:style-name="ce6">
            <text:p>102.200</text:p>
          </table:table-cell>
          <table:table-cell office:value-type="float" office:value="3912325" table:style-name="ce7">
            <text:p>3.912.325</text:p>
          </table:table-cell>
          <table:table-cell office:value-type="float" office:value="3742505" table:style-name="ce12">
            <text:p>3.742.505</text:p>
          </table:table-cell>
          <table:table-cell office:value-type="percentage" office:value="0.95659358565558839" table:style-name="ce13">
            <text:p>95,7%</text:p>
          </table:table-cell>
          <table:table-cell office:value-type="float" office:value="1992915" table:style-name="ce6">
            <text:p>1.992.915</text:p>
          </table:table-cell>
          <table:table-cell office:value-type="float" office:value="1949127" table:style-name="ce6">
            <text:p>1.949.127</text:p>
          </table:table-cell>
          <table:table-cell office:value-type="float" office:value="26007" table:style-name="ce6">
            <text:p>26.007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30505" table:style-name="ce6">
            <text:p>2.330.505</text:p>
          </table:table-cell>
          <table:table-cell office:value-type="float" office:value="446800" table:style-name="ce6">
            <text:p>446.800</text:p>
          </table:table-cell>
          <table:table-cell office:value-type="float" office:value="394900" table:style-name="ce6">
            <text:p>394.900</text:p>
          </table:table-cell>
          <table:table-cell office:value-type="float" office:value="95075" table:style-name="ce6">
            <text:p>95.075</text:p>
          </table:table-cell>
          <table:table-cell office:value-type="float" office:value="3267280" table:style-name="ce7">
            <text:p>3.267.280</text:p>
          </table:table-cell>
          <table:table-cell office:value-type="float" office:value="2996925" table:style-name="ce12">
            <text:p>2.996.925</text:p>
          </table:table-cell>
          <table:table-cell office:value-type="percentage" office:value="0.91725380132709777" table:style-name="ce13">
            <text:p>91,7%</text:p>
          </table:table-cell>
          <table:table-cell office:value-type="float" office:value="1609422" table:style-name="ce6">
            <text:p>1.609.422</text:p>
          </table:table-cell>
          <table:table-cell office:value-type="float" office:value="1542918" table:style-name="ce6">
            <text:p>1.542.918</text:p>
          </table:table-cell>
          <table:table-cell office:value-type="float" office:value="11051" table:style-name="ce6">
            <text:p>11.051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6">
            <text:p>375.750</text:p>
          </table:table-cell>
          <table:table-cell office:value-type="float" office:value="11863410" table:style-name="ce7">
            <text:p>11.863.410</text:p>
          </table:table-cell>
          <table:table-cell office:value-type="float" office:value="11006902" table:style-name="ce12">
            <text:p>11.006.902</text:p>
          </table:table-cell>
          <table:table-cell office:value-type="percentage" office:value="0.92780254581102739" table:style-name="ce13">
            <text:p>92,8%</text:p>
          </table:table-cell>
          <table:table-cell office:value-type="float" office:value="5909902" table:style-name="ce6">
            <text:p>5.909.902</text:p>
          </table:table-cell>
          <table:table-cell office:value-type="float" office:value="5739854" table:style-name="ce6">
            <text:p>5.739.854</text:p>
          </table:table-cell>
          <table:table-cell office:value-type="float" office:value="49208" table:style-name="ce6">
            <text:p>49.208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97540" table:style-name="ce6">
            <text:p>5.797.54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6">
            <text:p>213.450</text:p>
          </table:table-cell>
          <table:table-cell office:value-type="float" office:value="8088540" table:style-name="ce7">
            <text:p>8.088.540</text:p>
          </table:table-cell>
          <table:table-cell office:value-type="float" office:value="7597050" table:style-name="ce12">
            <text:p>7.597.050</text:p>
          </table:table-cell>
          <table:table-cell office:value-type="percentage" office:value="0.93923625277244105" table:style-name="ce13">
            <text:p>93,9%</text:p>
          </table:table-cell>
          <table:table-cell office:value-type="float" office:value="4054265" table:style-name="ce6">
            <text:p>4.054.265</text:p>
          </table:table-cell>
          <table:table-cell office:value-type="float" office:value="3970857" table:style-name="ce6">
            <text:p>3.970.857</text:p>
          </table:table-cell>
          <table:table-cell office:value-type="float" office:value="25942" table:style-name="ce6">
            <text:p>25.942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26825" table:style-name="ce6">
            <text:p>1.226.82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6">
            <text:p>51.750</text:p>
          </table:table-cell>
          <table:table-cell office:value-type="float" office:value="1682775" table:style-name="ce7">
            <text:p>1.682.775</text:p>
          </table:table-cell>
          <table:table-cell office:value-type="float" office:value="1695666" table:style-name="ce12">
            <text:p>1.695.666</text:p>
          </table:table-cell>
          <table:table-cell office:value-type="percentage" office:value="1.0076605606810181" table:style-name="ce13">
            <text:p>100,8%</text:p>
          </table:table-cell>
          <table:table-cell office:value-type="float" office:value="893888" table:style-name="ce6">
            <text:p>893.888</text:p>
          </table:table-cell>
          <table:table-cell office:value-type="float" office:value="877380" table:style-name="ce6">
            <text:p>877.380</text:p>
          </table:table-cell>
          <table:table-cell office:value-type="float" office:value="13023" table:style-name="ce6">
            <text:p>13.023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55029" table:style-name="ce6">
            <text:p>3.155.02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6">
            <text:p>122.700</text:p>
          </table:table-cell>
          <table:table-cell office:value-type="float" office:value="4358529" table:style-name="ce7">
            <text:p>4.358.529</text:p>
          </table:table-cell>
          <table:table-cell office:value-type="float" office:value="4388532" table:style-name="ce12">
            <text:p>4.388.532</text:p>
          </table:table-cell>
          <table:table-cell office:value-type="percentage" office:value="1.0068837444926946" table:style-name="ce13">
            <text:p>100,7%</text:p>
          </table:table-cell>
          <table:table-cell office:value-type="float" office:value="2302375" table:style-name="ce6">
            <text:p>2.302.375</text:p>
          </table:table-cell>
          <table:table-cell office:value-type="float" office:value="2272600" table:style-name="ce6">
            <text:p>2.272.600</text:p>
          </table:table-cell>
          <table:table-cell office:value-type="float" office:value="22619" table:style-name="ce6">
            <text:p>22.619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74465" table:style-name="ce6">
            <text:p>374.46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6">
            <text:p>15.200</text:p>
          </table:table-cell>
          <table:table-cell office:value-type="float" office:value="510565" table:style-name="ce7">
            <text:p>510.565</text:p>
          </table:table-cell>
          <table:table-cell office:value-type="float" office:value="475262" table:style-name="ce12">
            <text:p>475.262</text:p>
          </table:table-cell>
          <table:table-cell office:value-type="percentage" office:value="0.93085503314954998" table:style-name="ce13">
            <text:p>93,1%</text:p>
          </table:table-cell>
          <table:table-cell office:value-type="float" office:value="257668" table:style-name="ce6">
            <text:p>257.668</text:p>
          </table:table-cell>
          <table:table-cell office:value-type="float" office:value="251940" table:style-name="ce6">
            <text:p>251.940</text:p>
          </table:table-cell>
          <table:table-cell office:value-type="float" office:value="879" table:style-name="ce6">
            <text:p>879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37679" table:style-name="ce6">
            <text:p>7.637.6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21450" table:style-name="ce6">
            <text:p>321.450</text:p>
          </table:table-cell>
          <table:table-cell office:value-type="float" office:value="10825829" table:style-name="ce7">
            <text:p>10.825.829</text:p>
          </table:table-cell>
          <table:table-cell office:value-type="float" office:value="9753797" table:style-name="ce12">
            <text:p>9.753.797</text:p>
          </table:table-cell>
          <table:table-cell office:value-type="percentage" office:value="0.90097460434669718" table:style-name="ce13">
            <text:p>90,1%</text:p>
          </table:table-cell>
          <table:table-cell office:value-type="float" office:value="5293691" table:style-name="ce6">
            <text:p>5.293.691</text:p>
          </table:table-cell>
          <table:table-cell office:value-type="float" office:value="5148102" table:style-name="ce6">
            <text:p>5.148.102</text:p>
          </table:table-cell>
          <table:table-cell office:value-type="float" office:value="25851" table:style-name="ce6">
            <text:p>25.851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010" table:style-name="ce6">
            <text:p>253.010</text:p>
          </table:table-cell>
          <table:table-cell office:value-type="float" office:value="68300" table:style-name="ce6">
            <text:p>68.300</text:p>
          </table:table-cell>
          <table:table-cell office:value-type="float" office:value="2407175" table:style-name="ce7">
            <text:p>2.407.175</text:p>
          </table:table-cell>
          <table:table-cell office:value-type="float" office:value="2204242" table:style-name="ce12">
            <text:p>2.204.242</text:p>
          </table:table-cell>
          <table:table-cell office:value-type="percentage" office:value="0.91569661532709501" table:style-name="ce13">
            <text:p>91,6%</text:p>
          </table:table-cell>
          <table:table-cell office:value-type="float" office:value="1181686" table:style-name="ce6">
            <text:p>1.181.686</text:p>
          </table:table-cell>
          <table:table-cell office:value-type="float" office:value="1144096" table:style-name="ce6">
            <text:p>1.144.096</text:p>
          </table:table-cell>
          <table:table-cell office:value-type="float" office:value="2660" table:style-name="ce6">
            <text:p>2.660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23750" table:style-name="ce6">
            <text:p>23.750</text:p>
          </table:table-cell>
          <table:table-cell office:value-type="float" office:value="1046175" table:style-name="ce7">
            <text:p>1.046.175</text:p>
          </table:table-cell>
          <table:table-cell office:value-type="float" office:value="972551" table:style-name="ce12">
            <text:p>972.551</text:p>
          </table:table-cell>
          <table:table-cell office:value-type="percentage" office:value="0.92962554066002345" table:style-name="ce13">
            <text:p>93,0%</text:p>
          </table:table-cell>
          <table:table-cell office:value-type="float" office:value="523810" table:style-name="ce6">
            <text:p>523.810</text:p>
          </table:table-cell>
          <table:table-cell office:value-type="float" office:value="512955" table:style-name="ce6">
            <text:p>512.955</text:p>
          </table:table-cell>
          <table:table-cell office:value-type="float" office:value="3000" table:style-name="ce6">
            <text:p>3.000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597220" table:style-name="ce6">
            <text:p>2.597.22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01300" table:style-name="ce6">
            <text:p>101.300</text:p>
          </table:table-cell>
          <table:table-cell office:value-type="float" office:value="3668820" table:style-name="ce7">
            <text:p>3.668.820</text:p>
          </table:table-cell>
          <table:table-cell office:value-type="float" office:value="3342910" table:style-name="ce12">
            <text:p>3.342.910</text:p>
          </table:table-cell>
          <table:table-cell office:value-type="percentage" office:value="0.91116762337754376" table:style-name="ce13">
            <text:p>91,1%</text:p>
          </table:table-cell>
          <table:table-cell office:value-type="float" office:value="1799240" table:style-name="ce6">
            <text:p>1.799.240</text:p>
          </table:table-cell>
          <table:table-cell office:value-type="float" office:value="1763280" table:style-name="ce6">
            <text:p>1.763.280</text:p>
          </table:table-cell>
          <table:table-cell office:value-type="float" office:value="9791" table:style-name="ce6">
            <text:p>9.791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6">
            <text:p>4.150</text:p>
          </table:table-cell>
          <table:table-cell office:value-type="float" office:value="140230" table:style-name="ce7">
            <text:p>140.230</text:p>
          </table:table-cell>
          <table:table-cell office:value-type="float" office:value="112504" table:style-name="ce12">
            <text:p>112.504</text:p>
          </table:table-cell>
          <table:table-cell office:value-type="percentage" office:value="0.80228196534265139" table:style-name="ce13">
            <text:p>80,2%</text:p>
          </table:table-cell>
          <table:table-cell office:value-type="float" office:value="61715" table:style-name="ce6">
            <text:p>61.715</text:p>
          </table:table-cell>
          <table:table-cell office:value-type="float" office:value="58282" table:style-name="ce6">
            <text:p>58.282</text:p>
          </table:table-cell>
          <table:table-cell office:value-type="float" office:value="408" table:style-name="ce6">
            <text:p>408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6">
            <text:p>5.750</text:p>
          </table:table-cell>
          <table:table-cell office:value-type="float" office:value="141100" table:style-name="ce7">
            <text:p>141.100</text:p>
          </table:table-cell>
          <table:table-cell office:value-type="float" office:value="100702" table:style-name="ce12">
            <text:p>100.702</text:p>
          </table:table-cell>
          <table:table-cell office:value-type="percentage" office:value="0.71369241672572648" table:style-name="ce13">
            <text:p>71,4%</text:p>
          </table:table-cell>
          <table:table-cell office:value-type="float" office:value="56593" table:style-name="ce6">
            <text:p>56.593</text:p>
          </table:table-cell>
          <table:table-cell office:value-type="float" office:value="53861" table:style-name="ce6">
            <text:p>53.861</text:p>
          </table:table-cell>
          <table:table-cell office:value-type="float" office:value="0" table:style-name="ce6">
            <text:p>0</text:p>
          </table:table-cell>
          <table:table-cell office:value-type="date" office:date-value="2021-10-04T00:00:00" table:style-name="ce10">
            <text:p>0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6">
            <text:p>2.000</text:p>
          </table:table-cell>
          <table:table-cell office:value-type="float" office:value="212238" table:style-name="ce7">
            <text:p>212.238</text:p>
          </table:table-cell>
          <table:table-cell office:value-type="float" office:value="172621" table:style-name="ce12">
            <text:p>172.621</text:p>
          </table:table-cell>
          <table:table-cell office:value-type="percentage" office:value="0.81333691421894283" table:style-name="ce13">
            <text:p>81,3%</text:p>
          </table:table-cell>
          <table:table-cell office:value-type="float" office:value="92590" table:style-name="ce6">
            <text:p>92.590</text:p>
          </table:table-cell>
          <table:table-cell office:value-type="float" office:value="86539" table:style-name="ce6">
            <text:p>86.539</text:p>
          </table:table-cell>
          <table:table-cell office:value-type="float" office:value="0" table:style-name="ce6">
            <text:p>0</text:p>
          </table:table-cell>
          <table:table-cell office:value-type="date" office:date-value="2021-10-05T00:00:00" table:style-name="ce10">
            <text:p>0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810" table:style-name="ce6">
            <text:p>4.810</text:p>
          </table:table-cell>
          <table:table-cell office:value-type="float" office:value="0" table:style-name="ce6">
            <text:p>0</text:p>
          </table:table-cell>
          <table:table-cell office:value-type="float" office:value="4035" table:style-name="ce6">
            <text:p>4.035</text:p>
          </table:table-cell>
          <table:table-cell office:value-type="float" office:value="8845" table:style-name="ce7">
            <text:p>8.845</text:p>
          </table:table-cell>
          <table:table-cell office:value-type="float" office:value="6303" table:style-name="ce12">
            <text:p>6.303</text:p>
          </table:table-cell>
          <table:table-cell office:value-type="percentage" office:value="0.71260599208592423" table:style-name="ce13">
            <text:p>71,3%</text:p>
          </table:table-cell>
          <table:table-cell office:value-type="float" office:value="4735" table:style-name="ce6">
            <text:p>4.735</text:p>
          </table:table-cell>
          <table:table-cell office:value-type="float" office:value="4429" table:style-name="ce6">
            <text:p>4.429</text:p>
          </table:table-cell>
          <table:table-cell office:value-type="float" office:value="0" table:style-name="ce6">
            <text:p>0</text:p>
          </table:table-cell>
          <table:table-cell office:value-type="date" office:date-value="2021-10-04T00:00:00" table:style-name="ce10">
            <text:p>0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14">
            <text:p>Totales</text:p>
          </table:table-cell>
          <table:table-cell office:value-type="float" office:value="53616591" table:style-name="ce15">
            <text:p>53.616.591</text:p>
          </table:table-cell>
          <table:table-cell office:value-type="float" office:value="10752760" table:style-name="ce16">
            <text:p>10.752.760</text:p>
          </table:table-cell>
          <table:table-cell office:value-type="float" office:value="9111010" table:style-name="ce17">
            <text:p>9.111.010</text:p>
          </table:table-cell>
          <table:table-cell office:value-type="float" office:value="2164260" table:style-name="ce18">
            <text:p>2.164.260</text:p>
          </table:table-cell>
          <table:table-cell office:value-type="float" office:value="75644621" table:style-name="ce19">
            <text:p>75.644.621</text:p>
          </table:table-cell>
          <table:table-cell office:value-type="float" office:value="70587034" table:style-name="ce20">
            <text:p>70.587.034</text:p>
          </table:table-cell>
          <table:table-cell office:value-type="percentage" office:value="0.93314016339641648" table:style-name="ce21">
            <text:p>93,3%</text:p>
          </table:table-cell>
          <table:table-cell office:value-type="float" office:value="37755682" table:style-name="ce19">
            <text:p>37.755.682</text:p>
          </table:table-cell>
          <table:table-cell office:value-type="float" office:value="36802767" table:style-name="ce19">
            <text:p>36.802.767</text:p>
          </table:table-cell>
          <table:table-cell office:value-type="float" office:value="265541" table:style-name="ce19">
            <text:p>265.541</text:p>
          </table:table-cell>
          <table:table-cell table:style-name="ce19"/>
          <table:table-cell table:number-columns-repeated="10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2"/>
          <table:covered-table-cell table:number-columns-repeated="9"/>
          <table:table-cell table:number-columns-repeated="16374" table:style-name="ce11"/>
        </table:table-row>
        <table:table-row table:style-name="ro5">
          <table:table-cell table:style-name="ce23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6"/>
        <table:table-column table:style-name="co6" table:number-columns-repeated="5" table:default-cell-style-name="ce26"/>
        <table:table-column table:style-name="co4" table:number-columns-repeated="2" table:default-cell-style-name="ce26"/>
        <table:table-column table:style-name="co3" table:number-columns-repeated="7" table:default-cell-style-name="ce26"/>
        <table:table-column table:style-name="co4" table:number-columns-repeated="16369" table:default-cell-style-name="ce26"/>
        <table:table-row table:style-name="ro6">
          <table:table-cell table:style-name="ce24"/>
          <table:table-cell office:value-type="string" table:style-name="ce25">
            <text:p>Población a vacunar mayor de 40 años</text:p>
          </table:table-cell>
          <table:table-cell office:value-type="string" table:style-name="ce25">
            <text:p>Nº Personas con 1 dosis</text:p>
          </table:table-cell>
          <table:table-cell office:value-type="string" table:style-name="ce25">
            <text:p>% 1ª dosis</text:p>
          </table:table-cell>
          <table:table-cell office:value-type="string" table:style-name="ce25">
            <text:p>Nº Personas con pauta completa</text:p>
          </table:table-cell>
          <table:table-cell office:value-type="string" table:style-name="ce25">
            <text:p>% personas con pauta completa</text:p>
          </table:table-cell>
          <table:table-cell office:value-type="string" table:style-name="ce25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Andalucía</text:p>
          </table:table-cell>
          <table:table-cell office:value-type="float" office:value="7451975" table:style-name="ce28">
            <text:p>7.451.975</text:p>
          </table:table-cell>
          <table:table-cell office:value-type="float" office:value="6795884" table:style-name="ce28">
            <text:p>6.795.884</text:p>
          </table:table-cell>
          <table:table-cell office:value-type="percentage" office:value="0.91195743410303975" table:style-name="ce29">
            <text:p>91,2%</text:p>
          </table:table-cell>
          <table:table-cell office:value-type="float" office:value="6610183" table:style-name="ce28">
            <text:p>6.610.183</text:p>
          </table:table-cell>
          <table:table-cell office:value-type="percentage" office:value="0.88703773160806365" table:style-name="ce29">
            <text:p>88,7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185134" table:style-name="ce28">
            <text:p>1.185.134</text:p>
          </table:table-cell>
          <table:table-cell office:value-type="float" office:value="1060814" table:style-name="ce28">
            <text:p>1.060.814</text:p>
          </table:table-cell>
          <table:table-cell office:value-type="percentage" office:value="0.89510046965153311" table:style-name="ce29">
            <text:p>89,5%</text:p>
          </table:table-cell>
          <table:table-cell office:value-type="float" office:value="1037390" table:style-name="ce28">
            <text:p>1.037.390</text:p>
          </table:table-cell>
          <table:table-cell office:value-type="percentage" office:value="0.87533561605691845" table:style-name="ce29">
            <text:p>87,5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933927" table:style-name="ce28">
            <text:p>933.927</text:p>
          </table:table-cell>
          <table:table-cell office:value-type="float" office:value="871826" table:style-name="ce28">
            <text:p>871.826</text:p>
          </table:table-cell>
          <table:table-cell office:value-type="percentage" office:value="0.93350550953125888" table:style-name="ce29">
            <text:p>93,4%</text:p>
          </table:table-cell>
          <table:table-cell office:value-type="float" office:value="860664" table:style-name="ce28">
            <text:p>860.664</text:p>
          </table:table-cell>
          <table:table-cell office:value-type="percentage" office:value="0.92155382594142798" table:style-name="ce29">
            <text:p>92,2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034867" table:style-name="ce28">
            <text:p>1.034.867</text:p>
          </table:table-cell>
          <table:table-cell office:value-type="float" office:value="848373" table:style-name="ce28">
            <text:p>848.373</text:p>
          </table:table-cell>
          <table:table-cell office:value-type="percentage" office:value="0.81978940288945346" table:style-name="ce29">
            <text:p>82,0%</text:p>
          </table:table-cell>
          <table:table-cell office:value-type="float" office:value="829278" table:style-name="ce28">
            <text:p>829.278</text:p>
          </table:table-cell>
          <table:table-cell office:value-type="percentage" office:value="0.80133775644599736" table:style-name="ce29">
            <text:p>80,1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960774" table:style-name="ce28">
            <text:p>1.960.774</text:p>
          </table:table-cell>
          <table:table-cell office:value-type="float" office:value="1664390" table:style-name="ce28">
            <text:p>1.664.390</text:p>
          </table:table-cell>
          <table:table-cell office:value-type="percentage" office:value="0.84884336491609946" table:style-name="ce29">
            <text:p>84,9%</text:p>
          </table:table-cell>
          <table:table-cell office:value-type="float" office:value="1617819" table:style-name="ce28">
            <text:p>1.617.819</text:p>
          </table:table-cell>
          <table:table-cell office:value-type="percentage" office:value="0.82509202998407771" table:style-name="ce29">
            <text:p>82,5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524127" table:style-name="ce28">
            <text:p>524.127</text:p>
          </table:table-cell>
          <table:table-cell office:value-type="float" office:value="479900" table:style-name="ce28">
            <text:p>479.900</text:p>
          </table:table-cell>
          <table:table-cell office:value-type="percentage" office:value="0.91561777966027313" table:style-name="ce29">
            <text:p>91,6%</text:p>
          </table:table-cell>
          <table:table-cell office:value-type="float" office:value="471213" table:style-name="ce28">
            <text:p>471.213</text:p>
          </table:table-cell>
          <table:table-cell office:value-type="percentage" office:value="0.89904355242145506" table:style-name="ce29">
            <text:p>89,9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176253" table:style-name="ce28">
            <text:p>2.176.253</text:p>
          </table:table-cell>
          <table:table-cell office:value-type="float" office:value="1992915" table:style-name="ce28">
            <text:p>1.992.915</text:p>
          </table:table-cell>
          <table:table-cell office:value-type="percentage" office:value="0.91575519941844996" table:style-name="ce29">
            <text:p>91,6%</text:p>
          </table:table-cell>
          <table:table-cell office:value-type="float" office:value="1949127" table:style-name="ce28">
            <text:p>1.949.127</text:p>
          </table:table-cell>
          <table:table-cell office:value-type="percentage" office:value="0.89563437706921023" table:style-name="ce29">
            <text:p>89,6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808784" table:style-name="ce28">
            <text:p>1.808.784</text:p>
          </table:table-cell>
          <table:table-cell office:value-type="float" office:value="1609422" table:style-name="ce28">
            <text:p>1.609.422</text:p>
          </table:table-cell>
          <table:table-cell office:value-type="percentage" office:value="0.88978120107210146" table:style-name="ce29">
            <text:p>89,0%</text:p>
          </table:table-cell>
          <table:table-cell office:value-type="float" office:value="1542918" table:style-name="ce28">
            <text:p>1.542.918</text:p>
          </table:table-cell>
          <table:table-cell office:value-type="percentage" office:value="0.85301395854894779" table:style-name="ce29">
            <text:p>85,3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868360" table:style-name="ce28">
            <text:p>6.868.360</text:p>
          </table:table-cell>
          <table:table-cell office:value-type="float" office:value="5909902" table:style-name="ce28">
            <text:p>5.909.902</text:p>
          </table:table-cell>
          <table:table-cell office:value-type="percentage" office:value="0.86045315038815673" table:style-name="ce29">
            <text:p>86,0%</text:p>
          </table:table-cell>
          <table:table-cell office:value-type="float" office:value="5739854" table:style-name="ce28">
            <text:p>5.739.854</text:p>
          </table:table-cell>
          <table:table-cell office:value-type="percentage" office:value="0.83569498395541297" table:style-name="ce29">
            <text:p>83,6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488459" table:style-name="ce28">
            <text:p>4.488.459</text:p>
          </table:table-cell>
          <table:table-cell office:value-type="float" office:value="4054265" table:style-name="ce28">
            <text:p>4.054.265</text:p>
          </table:table-cell>
          <table:table-cell office:value-type="percentage" office:value="0.90326434974676162" table:style-name="ce29">
            <text:p>90,3%</text:p>
          </table:table-cell>
          <table:table-cell office:value-type="float" office:value="3970857" table:style-name="ce28">
            <text:p>3.970.857</text:p>
          </table:table-cell>
          <table:table-cell office:value-type="percentage" office:value="0.88468158002557229" table:style-name="ce29">
            <text:p>88,5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953437" table:style-name="ce28">
            <text:p>953.437</text:p>
          </table:table-cell>
          <table:table-cell office:value-type="float" office:value="893888" table:style-name="ce28">
            <text:p>893.888</text:p>
          </table:table-cell>
          <table:table-cell office:value-type="percentage" office:value="0.93754280565994397" table:style-name="ce29">
            <text:p>93,8%</text:p>
          </table:table-cell>
          <table:table-cell office:value-type="float" office:value="877380" table:style-name="ce28">
            <text:p>877.380</text:p>
          </table:table-cell>
          <table:table-cell office:value-type="percentage" office:value="0.92022860451188704" table:style-name="ce29">
            <text:p>92,0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454497" table:style-name="ce28">
            <text:p>2.454.497</text:p>
          </table:table-cell>
          <table:table-cell office:value-type="float" office:value="2302375" table:style-name="ce28">
            <text:p>2.302.375</text:p>
          </table:table-cell>
          <table:table-cell office:value-type="percentage" office:value="0.93802314690138144" table:style-name="ce29">
            <text:p>93,8%</text:p>
          </table:table-cell>
          <table:table-cell office:value-type="float" office:value="2272600" table:style-name="ce28">
            <text:p>2.272.600</text:p>
          </table:table-cell>
          <table:table-cell office:value-type="percentage" office:value="0.92589235187494623" table:style-name="ce29">
            <text:p>92,6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283970" table:style-name="ce28">
            <text:p>283.970</text:p>
          </table:table-cell>
          <table:table-cell office:value-type="float" office:value="257668" table:style-name="ce28">
            <text:p>257.668</text:p>
          </table:table-cell>
          <table:table-cell office:value-type="percentage" office:value="0.90737753988097336" table:style-name="ce29">
            <text:p>90,7%</text:p>
          </table:table-cell>
          <table:table-cell office:value-type="float" office:value="251940" table:style-name="ce28">
            <text:p>251.940</text:p>
          </table:table-cell>
          <table:table-cell office:value-type="percentage" office:value="0.88720639504172971" table:style-name="ce29">
            <text:p>88,7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77937" table:style-name="ce28">
            <text:p>5.977.937</text:p>
          </table:table-cell>
          <table:table-cell office:value-type="float" office:value="5293691" table:style-name="ce28">
            <text:p>5.293.691</text:p>
          </table:table-cell>
          <table:table-cell office:value-type="percentage" office:value="0.88553810453338666" table:style-name="ce29">
            <text:p>88,6%</text:p>
          </table:table-cell>
          <table:table-cell office:value-type="float" office:value="5148102" table:style-name="ce28">
            <text:p>5.148.102</text:p>
          </table:table-cell>
          <table:table-cell office:value-type="percentage" office:value="0.86118371605455191" table:style-name="ce29">
            <text:p>86,1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10137" table:style-name="ce28">
            <text:p>1.310.137</text:p>
          </table:table-cell>
          <table:table-cell office:value-type="float" office:value="1181686" table:style-name="ce28">
            <text:p>1.181.686</text:p>
          </table:table-cell>
          <table:table-cell office:value-type="percentage" office:value="0.90195605497745657" table:style-name="ce29">
            <text:p>90,2%</text:p>
          </table:table-cell>
          <table:table-cell office:value-type="float" office:value="1144096" table:style-name="ce28">
            <text:p>1.144.096</text:p>
          </table:table-cell>
          <table:table-cell office:value-type="percentage" office:value="0.87326439906666253" table:style-name="ce29">
            <text:p>87,3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581354" table:style-name="ce28">
            <text:p>581.354</text:p>
          </table:table-cell>
          <table:table-cell office:value-type="float" office:value="523810" table:style-name="ce28">
            <text:p>523.810</text:p>
          </table:table-cell>
          <table:table-cell office:value-type="percentage" office:value="0.90101728034897843" table:style-name="ce29">
            <text:p>90,1%</text:p>
          </table:table-cell>
          <table:table-cell office:value-type="float" office:value="512955" table:style-name="ce28">
            <text:p>512.955</text:p>
          </table:table-cell>
          <table:table-cell office:value-type="percentage" office:value="0.88234535240146283" table:style-name="ce29">
            <text:p>88,2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 table:style-name="ce26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983943" table:style-name="ce28">
            <text:p>1.983.943</text:p>
          </table:table-cell>
          <table:table-cell office:value-type="float" office:value="1799240" table:style-name="ce28">
            <text:p>1.799.240</text:p>
          </table:table-cell>
          <table:table-cell office:value-type="percentage" office:value="0.90690105512103925" table:style-name="ce29">
            <text:p>90,7%</text:p>
          </table:table-cell>
          <table:table-cell office:value-type="float" office:value="1763280" table:style-name="ce28">
            <text:p>1.763.280</text:p>
          </table:table-cell>
          <table:table-cell office:value-type="percentage" office:value="0.88877553437775181" table:style-name="ce29">
            <text:p>88,9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 table:style-name="ce26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0965" table:style-name="ce28">
            <text:p>70.965</text:p>
          </table:table-cell>
          <table:table-cell office:value-type="float" office:value="61715" table:style-name="ce28">
            <text:p>61.715</text:p>
          </table:table-cell>
          <table:table-cell office:value-type="percentage" office:value="0.8696540548157542" table:style-name="ce29">
            <text:p>87,0%</text:p>
          </table:table-cell>
          <table:table-cell office:value-type="float" office:value="58282" table:style-name="ce28">
            <text:p>58.282</text:p>
          </table:table-cell>
          <table:table-cell office:value-type="percentage" office:value="0.82127809483548231" table:style-name="ce29">
            <text:p>82,1%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 table:style-name="ce26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0927" table:style-name="ce28">
            <text:p>70.927</text:p>
          </table:table-cell>
          <table:table-cell office:value-type="float" office:value="56593" table:style-name="ce28">
            <text:p>56.593</text:p>
          </table:table-cell>
          <table:table-cell office:value-type="percentage" office:value="0.79790488812440963" table:style-name="ce29">
            <text:p>79,8%</text:p>
          </table:table-cell>
          <table:table-cell office:value-type="float" office:value="53861" table:style-name="ce28">
            <text:p>53.861</text:p>
          </table:table-cell>
          <table:table-cell office:value-type="percentage" office:value="0.75938641138071539" table:style-name="ce29">
            <text:p>75,9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 table:style-name="ce26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28">
            <text:p>-</text:p>
          </table:table-cell>
          <table:table-cell office:value-type="float" office:value="92590" table:style-name="ce28">
            <text:p>92.590</text:p>
          </table:table-cell>
          <table:table-cell office:value-type="string" table:style-name="ce29">
            <text:p>-</text:p>
          </table:table-cell>
          <table:table-cell office:value-type="float" office:value="86539" table:style-name="ce28">
            <text:p>86.539</text:p>
          </table:table-cell>
          <table:table-cell office:value-type="string" table:style-name="ce29">
            <text:p>-</text:p>
          </table:table-cell>
          <table:table-cell office:value-type="date" office:date-value="2021-10-05T00:00:00" table:style-name="ce30">
            <text:p>05/10/2021</text:p>
          </table:table-cell>
          <table:table-cell table:number-columns-repeated="16377" table:style-name="ce26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28">
            <text:p>-</text:p>
          </table:table-cell>
          <table:table-cell office:value-type="float" office:value="4735" table:style-name="ce28">
            <text:p>4.735</text:p>
          </table:table-cell>
          <table:table-cell office:value-type="string" table:style-name="ce29">
            <text:p>-</text:p>
          </table:table-cell>
          <table:table-cell office:value-type="float" office:value="4429" table:style-name="ce28">
            <text:p>4.429</text:p>
          </table:table-cell>
          <table:table-cell office:value-type="string" table:style-name="ce29">
            <text:p>-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 table:style-name="ce26"/>
        </table:table-row>
        <table:table-row table:style-name="ro2">
          <table:table-cell office:value-type="string" table:style-name="ce14">
            <text:p>Totales</text:p>
          </table:table-cell>
          <table:table-cell office:value-type="float" office:value="42119827" table:style-name="ce19">
            <text:p>42.119.827</text:p>
          </table:table-cell>
          <table:table-cell office:value-type="float" office:value="37755682" table:style-name="ce19">
            <text:p>37.755.682</text:p>
          </table:table-cell>
          <table:table-cell office:value-type="percentage" office:value="0.89638739494347874" table:style-name="ce31">
            <text:p>89,6%</text:p>
          </table:table-cell>
          <table:table-cell office:value-type="float" office:value="36802767" table:style-name="ce19">
            <text:p>36.802.767</text:p>
          </table:table-cell>
          <table:table-cell office:value-type="percentage" office:value="0.87376348910454926" table:style-name="ce31">
            <text:p>87,4%</text:p>
          </table:table-cell>
          <table:table-cell table:style-name="ce32"/>
          <table:table-cell table:number-columns-repeated="16377" table:style-name="ce26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2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6"/>
        <table:table-column table:style-name="co8" table:default-cell-style-name="ce26"/>
        <table:table-column table:style-name="co8" table:default-cell-style-name="ce52"/>
        <table:table-column table:style-name="co8" table:default-cell-style-name="ce26"/>
        <table:table-column table:style-name="co8" table:default-cell-style-name="ce52"/>
        <table:table-column table:style-name="co8" table:default-cell-style-name="ce26"/>
        <table:table-column table:style-name="co8" table:default-cell-style-name="ce52"/>
        <table:table-column table:style-name="co8" table:default-cell-style-name="ce26"/>
        <table:table-column table:style-name="co8" table:default-cell-style-name="ce52"/>
        <table:table-column table:style-name="co8" table:default-cell-style-name="ce26"/>
        <table:table-column table:style-name="co8" table:default-cell-style-name="ce52"/>
        <table:table-column table:style-name="co8" table:default-cell-style-name="ce48"/>
        <table:table-column table:style-name="co4" table:default-cell-style-name="ce52"/>
        <table:table-column table:style-name="co4" table:default-cell-style-name="ce26"/>
        <table:table-column table:style-name="co4" table:default-cell-style-name="ce52"/>
        <table:table-column table:style-name="co4" table:number-columns-repeated="2" table:default-cell-style-name="ce26"/>
        <table:table-column table:style-name="co4" table:default-cell-style-name="ce52"/>
        <table:table-column table:style-name="co4" table:number-columns-repeated="2" table:default-cell-style-name="ce26"/>
        <table:table-column table:style-name="co3" table:number-columns-repeated="20" table:default-cell-style-name="ce26"/>
        <table:table-column table:style-name="co4" table:number-columns-repeated="16344" table:default-cell-style-name="ce26"/>
        <table:table-row table:style-name="ro1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40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30-3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20-2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12-19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office:value-type="string" table:style-name="ce37">
            <text:p>% Con al menos 1 dosis sobre Total Población INE</text:p>
          </table:table-cell>
          <table:table-cell table:number-columns-repeated="16363" table:style-name="ce38"/>
        </table:table-row>
        <table:table-row table:style-name="ro5">
          <table:table-cell office:value-type="string" table:style-name="ce39">
            <text:p>Andalucía</text:p>
          </table:table-cell>
          <table:table-cell office:value-type="float" office:value="433936" table:style-name="ce40">
            <text:p>433.936</text:p>
          </table:table-cell>
          <table:table-cell office:value-type="percentage" office:value="1" table:style-name="ce41">
            <text:p>100,0%</text:p>
          </table:table-cell>
          <table:table-cell office:value-type="float" office:value="653807" table:style-name="ce40">
            <text:p>653.807</text:p>
          </table:table-cell>
          <table:table-cell office:value-type="percentage" office:value="1" table:style-name="ce41">
            <text:p>100,0%</text:p>
          </table:table-cell>
          <table:table-cell office:value-type="float" office:value="927323" table:style-name="ce40">
            <text:p>927.323</text:p>
          </table:table-cell>
          <table:table-cell office:value-type="percentage" office:value="1" table:style-name="ce41">
            <text:p>100,0%</text:p>
          </table:table-cell>
          <table:table-cell office:value-type="float" office:value="1211646" table:style-name="ce40">
            <text:p>1.211.646</text:p>
          </table:table-cell>
          <table:table-cell office:value-type="percentage" office:value="0.95780702454741862" table:style-name="ce41">
            <text:p>95,8%</text:p>
          </table:table-cell>
          <table:table-cell office:value-type="float" office:value="1244091" table:style-name="ce40">
            <text:p>1.244.091</text:p>
          </table:table-cell>
          <table:table-cell office:value-type="percentage" office:value="0.8981867196490686" table:style-name="ce41">
            <text:p>89,8%</text:p>
          </table:table-cell>
          <table:table-cell office:value-type="float" office:value="919761" table:style-name="ce40">
            <text:p>919.761</text:p>
          </table:table-cell>
          <table:table-cell office:value-type="percentage" office:value="0.80665434737422792" table:style-name="ce41">
            <text:p>80,7%</text:p>
          </table:table-cell>
          <table:table-cell office:value-type="float" office:value="753546" table:style-name="ce40">
            <text:p>753.546</text:p>
          </table:table-cell>
          <table:table-cell office:value-type="percentage" office:value="0.81142319354949866" table:style-name="ce41">
            <text:p>81,1%</text:p>
          </table:table-cell>
          <table:table-cell office:value-type="float" office:value="651774" table:style-name="ce40">
            <text:p>651.774</text:p>
          </table:table-cell>
          <table:table-cell office:value-type="percentage" office:value="0.86567663735361733" table:style-name="ce41">
            <text:p>86,6%</text:p>
          </table:table-cell>
          <table:table-cell office:value-type="float" office:value="6795884" table:style-name="ce40">
            <text:p>6.795.884</text:p>
          </table:table-cell>
          <table:table-cell office:value-type="float" office:value="7451975" table:style-name="ce40">
            <text:p>7.451.975</text:p>
          </table:table-cell>
          <table:table-cell office:value-type="percentage" office:value="0.91195743410303975" table:style-name="ce41">
            <text:p>91,2%</text:p>
          </table:table-cell>
          <table:table-cell office:value-type="percentage" office:value="0.80287736500507834" table:style-name="ce41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Aragón</text:p>
          </table:table-cell>
          <table:table-cell office:value-type="float" office:value="101211" table:style-name="ce43">
            <text:p>101.211</text:p>
          </table:table-cell>
          <table:table-cell office:value-type="percentage" office:value="1" table:style-name="ce44">
            <text:p>100,0%</text:p>
          </table:table-cell>
          <table:table-cell office:value-type="float" office:value="119211" table:style-name="ce43">
            <text:p>119.211</text:p>
          </table:table-cell>
          <table:table-cell office:value-type="percentage" office:value="1" table:style-name="ce44">
            <text:p>100,0%</text:p>
          </table:table-cell>
          <table:table-cell office:value-type="float" office:value="154325" table:style-name="ce43">
            <text:p>154.325</text:p>
          </table:table-cell>
          <table:table-cell office:value-type="percentage" office:value="0.98694097859522789" table:style-name="ce44">
            <text:p>98,7%</text:p>
          </table:table-cell>
          <table:table-cell office:value-type="float" office:value="185570" table:style-name="ce43">
            <text:p>185.570</text:p>
          </table:table-cell>
          <table:table-cell office:value-type="percentage" office:value="0.93596481494557815" table:style-name="ce44">
            <text:p>93,6%</text:p>
          </table:table-cell>
          <table:table-cell office:value-type="float" office:value="186976" table:style-name="ce43">
            <text:p>186.976</text:p>
          </table:table-cell>
          <table:table-cell office:value-type="percentage" office:value="0.86988643500835106" table:style-name="ce44">
            <text:p>87,0%</text:p>
          </table:table-cell>
          <table:table-cell office:value-type="float" office:value="124294" table:style-name="ce43">
            <text:p>124.294</text:p>
          </table:table-cell>
          <table:table-cell office:value-type="percentage" office:value="0.75657085813763802" table:style-name="ce44">
            <text:p>75,7%</text:p>
          </table:table-cell>
          <table:table-cell office:value-type="float" office:value="102353" table:style-name="ce43">
            <text:p>102.353</text:p>
          </table:table-cell>
          <table:table-cell office:value-type="percentage" office:value="0.78490962492618921" table:style-name="ce44">
            <text:p>78,5%</text:p>
          </table:table-cell>
          <table:table-cell office:value-type="float" office:value="86874" table:style-name="ce43">
            <text:p>86.874</text:p>
          </table:table-cell>
          <table:table-cell office:value-type="percentage" office:value="0.84254526762940185" table:style-name="ce44">
            <text:p>84,3%</text:p>
          </table:table-cell>
          <table:table-cell office:value-type="float" office:value="1060814" table:style-name="ce43">
            <text:p>1.060.814</text:p>
          </table:table-cell>
          <table:table-cell office:value-type="float" office:value="1185134" table:style-name="ce43">
            <text:p>1.185.134</text:p>
          </table:table-cell>
          <table:table-cell office:value-type="percentage" office:value="0.89510046965153311" table:style-name="ce44">
            <text:p>89,5%</text:p>
          </table:table-cell>
          <table:table-cell office:value-type="percentage" office:value="0.7979698974944166" table:style-name="ce44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Asturias<text:s/></text:p>
          </table:table-cell>
          <table:table-cell office:value-type="float" office:value="88911" table:style-name="ce43">
            <text:p>88.911</text:p>
          </table:table-cell>
          <table:table-cell office:value-type="percentage" office:value="1" table:style-name="ce44">
            <text:p>100,0%</text:p>
          </table:table-cell>
          <table:table-cell office:value-type="float" office:value="114318" table:style-name="ce43">
            <text:p>114.318</text:p>
          </table:table-cell>
          <table:table-cell office:value-type="percentage" office:value="1" table:style-name="ce44">
            <text:p>100,0%</text:p>
          </table:table-cell>
          <table:table-cell office:value-type="float" office:value="148086" table:style-name="ce43">
            <text:p>148.086</text:p>
          </table:table-cell>
          <table:table-cell office:value-type="percentage" office:value="0.98953572287707481" table:style-name="ce44">
            <text:p>99,0%</text:p>
          </table:table-cell>
          <table:table-cell office:value-type="float" office:value="153041" table:style-name="ce43">
            <text:p>153.041</text:p>
          </table:table-cell>
          <table:table-cell office:value-type="percentage" office:value="0.94095115128039597" table:style-name="ce44">
            <text:p>94,1%</text:p>
          </table:table-cell>
          <table:table-cell office:value-type="float" office:value="150405" table:style-name="ce43">
            <text:p>150.405</text:p>
          </table:table-cell>
          <table:table-cell office:value-type="percentage" office:value="0.90066649500278451" table:style-name="ce44">
            <text:p>90,1%</text:p>
          </table:table-cell>
          <table:table-cell office:value-type="float" office:value="90635" table:style-name="ce43">
            <text:p>90.635</text:p>
          </table:table-cell>
          <table:table-cell office:value-type="percentage" office:value="0.79191094879031199" table:style-name="ce44">
            <text:p>79,2%</text:p>
          </table:table-cell>
          <table:table-cell office:value-type="float" office:value="66214" table:style-name="ce43">
            <text:p>66.214</text:p>
          </table:table-cell>
          <table:table-cell office:value-type="percentage" office:value="0.83697589462906552" table:style-name="ce44">
            <text:p>83,7%</text:p>
          </table:table-cell>
          <table:table-cell office:value-type="float" office:value="60216" table:style-name="ce43">
            <text:p>60.216</text:p>
          </table:table-cell>
          <table:table-cell office:value-type="percentage" office:value="0.94087500000000002" table:style-name="ce44">
            <text:p>94,1%</text:p>
          </table:table-cell>
          <table:table-cell office:value-type="float" office:value="871826" table:style-name="ce43">
            <text:p>871.826</text:p>
          </table:table-cell>
          <table:table-cell office:value-type="float" office:value="933927" table:style-name="ce43">
            <text:p>933.927</text:p>
          </table:table-cell>
          <table:table-cell office:value-type="percentage" office:value="0.93350550953125888" table:style-name="ce44">
            <text:p>93,4%</text:p>
          </table:table-cell>
          <table:table-cell office:value-type="percentage" office:value="0.8557515626472344" table:style-name="ce44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Baleares</text:p>
          </table:table-cell>
          <table:table-cell office:value-type="float" office:value="51442" table:style-name="ce43">
            <text:p>51.442</text:p>
          </table:table-cell>
          <table:table-cell office:value-type="percentage" office:value="1" table:style-name="ce44">
            <text:p>100,0%</text:p>
          </table:table-cell>
          <table:table-cell office:value-type="float" office:value="79138" table:style-name="ce43">
            <text:p>79.138</text:p>
          </table:table-cell>
          <table:table-cell office:value-type="percentage" office:value="0.98288538923940583" table:style-name="ce44">
            <text:p>98,3%</text:p>
          </table:table-cell>
          <table:table-cell office:value-type="float" office:value="110030" table:style-name="ce43">
            <text:p>110.030</text:p>
          </table:table-cell>
          <table:table-cell office:value-type="percentage" office:value="0.9385742678984228" table:style-name="ce44">
            <text:p>93,9%</text:p>
          </table:table-cell>
          <table:table-cell office:value-type="float" office:value="149521" table:style-name="ce43">
            <text:p>149.521</text:p>
          </table:table-cell>
          <table:table-cell office:value-type="percentage" office:value="0.90183175811383798" table:style-name="ce44">
            <text:p>90,2%</text:p>
          </table:table-cell>
          <table:table-cell office:value-type="float" office:value="166270" table:style-name="ce43">
            <text:p>166.270</text:p>
          </table:table-cell>
          <table:table-cell office:value-type="percentage" office:value="0.80646256523679261" table:style-name="ce44">
            <text:p>80,6%</text:p>
          </table:table-cell>
          <table:table-cell office:value-type="float" office:value="124035" table:style-name="ce43">
            <text:p>124.035</text:p>
          </table:table-cell>
          <table:table-cell office:value-type="percentage" office:value="0.68081147392514285" table:style-name="ce44">
            <text:p>68,1%</text:p>
          </table:table-cell>
          <table:table-cell office:value-type="float" office:value="94861" table:style-name="ce43">
            <text:p>94.861</text:p>
          </table:table-cell>
          <table:table-cell office:value-type="percentage" office:value="0.68768757883748244" table:style-name="ce44">
            <text:p>68,8%</text:p>
          </table:table-cell>
          <table:table-cell office:value-type="float" office:value="73076" table:style-name="ce43">
            <text:p>73.076</text:p>
          </table:table-cell>
          <table:table-cell office:value-type="percentage" office:value="0.76535400083787175" table:style-name="ce44">
            <text:p>76,5%</text:p>
          </table:table-cell>
          <table:table-cell office:value-type="float" office:value="848373" table:style-name="ce43">
            <text:p>848.373</text:p>
          </table:table-cell>
          <table:table-cell office:value-type="float" office:value="1034867" table:style-name="ce43">
            <text:p>1.034.867</text:p>
          </table:table-cell>
          <table:table-cell office:value-type="percentage" office:value="0.81978940288945346" table:style-name="ce44">
            <text:p>82,0%</text:p>
          </table:table-cell>
          <table:table-cell office:value-type="percentage" office:value="0.72415011655568762" table:style-name="ce44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narias</text:p>
          </table:table-cell>
          <table:table-cell office:value-type="float" office:value="92948" table:style-name="ce43">
            <text:p>92.948</text:p>
          </table:table-cell>
          <table:table-cell office:value-type="percentage" office:value="1" table:style-name="ce44">
            <text:p>100,0%</text:p>
          </table:table-cell>
          <table:table-cell office:value-type="float" office:value="151247" table:style-name="ce43">
            <text:p>151.247</text:p>
          </table:table-cell>
          <table:table-cell office:value-type="percentage" office:value="0.97874860060440949" table:style-name="ce44">
            <text:p>97,9%</text:p>
          </table:table-cell>
          <table:table-cell office:value-type="float" office:value="224098" table:style-name="ce43">
            <text:p>224.098</text:p>
          </table:table-cell>
          <table:table-cell office:value-type="percentage" office:value="0.9532353291477379" table:style-name="ce44">
            <text:p>95,3%</text:p>
          </table:table-cell>
          <table:table-cell office:value-type="float" office:value="320026" table:style-name="ce43">
            <text:p>320.026</text:p>
          </table:table-cell>
          <table:table-cell office:value-type="percentage" office:value="0.91302437577030171" table:style-name="ce44">
            <text:p>91,3%</text:p>
          </table:table-cell>
          <table:table-cell office:value-type="float" office:value="316754" table:style-name="ce43">
            <text:p>316.754</text:p>
          </table:table-cell>
          <table:table-cell office:value-type="percentage" office:value="0.81653622874583687" table:style-name="ce44">
            <text:p>81,7%</text:p>
          </table:table-cell>
          <table:table-cell office:value-type="float" office:value="227539" table:style-name="ce43">
            <text:p>227.539</text:p>
          </table:table-cell>
          <table:table-cell office:value-type="percentage" office:value="0.73179195584915124" table:style-name="ce44">
            <text:p>73,2%</text:p>
          </table:table-cell>
          <table:table-cell office:value-type="float" office:value="185041" table:style-name="ce43">
            <text:p>185.041</text:p>
          </table:table-cell>
          <table:table-cell office:value-type="percentage" office:value="0.73502470724692948" table:style-name="ce44">
            <text:p>73,5%</text:p>
          </table:table-cell>
          <table:table-cell office:value-type="float" office:value="146737" table:style-name="ce43">
            <text:p>146.737</text:p>
          </table:table-cell>
          <table:table-cell office:value-type="percentage" office:value="0.81612596428194017" table:style-name="ce44">
            <text:p>81,6%</text:p>
          </table:table-cell>
          <table:table-cell office:value-type="float" office:value="1664390" table:style-name="ce43">
            <text:p>1.664.390</text:p>
          </table:table-cell>
          <table:table-cell office:value-type="float" office:value="1960774" table:style-name="ce43">
            <text:p>1.960.774</text:p>
          </table:table-cell>
          <table:table-cell office:value-type="percentage" office:value="0.84884336491609946" table:style-name="ce44">
            <text:p>84,9%</text:p>
          </table:table-cell>
          <table:table-cell office:value-type="percentage" office:value="0.76490198313198088" table:style-name="ce44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ntabria</text:p>
          </table:table-cell>
          <table:table-cell office:value-type="float" office:value="42305" table:style-name="ce43">
            <text:p>42.305</text:p>
          </table:table-cell>
          <table:table-cell office:value-type="percentage" office:value="1" table:style-name="ce44">
            <text:p>100,0%</text:p>
          </table:table-cell>
          <table:table-cell office:value-type="float" office:value="55899" table:style-name="ce43">
            <text:p>55.899</text:p>
          </table:table-cell>
          <table:table-cell office:value-type="percentage" office:value="1" table:style-name="ce44">
            <text:p>100,0%</text:p>
          </table:table-cell>
          <table:table-cell office:value-type="float" office:value="76592" table:style-name="ce43">
            <text:p>76.592</text:p>
          </table:table-cell>
          <table:table-cell office:value-type="percentage" office:value="0.99026439976727654" table:style-name="ce44">
            <text:p>99,0%</text:p>
          </table:table-cell>
          <table:table-cell office:value-type="float" office:value="84136" table:style-name="ce43">
            <text:p>84.136</text:p>
          </table:table-cell>
          <table:table-cell office:value-type="percentage" office:value="0.93521853185718729" table:style-name="ce44">
            <text:p>93,5%</text:p>
          </table:table-cell>
          <table:table-cell office:value-type="float" office:value="87742" table:style-name="ce43">
            <text:p>87.742</text:p>
          </table:table-cell>
          <table:table-cell office:value-type="percentage" office:value="0.89744192944593892" table:style-name="ce44">
            <text:p>89,7%</text:p>
          </table:table-cell>
          <table:table-cell office:value-type="float" office:value="54224" table:style-name="ce43">
            <text:p>54.224</text:p>
          </table:table-cell>
          <table:table-cell office:value-type="percentage" office:value="0.76942942687270299" table:style-name="ce44">
            <text:p>76,9%</text:p>
          </table:table-cell>
          <table:table-cell office:value-type="float" office:value="40533" table:style-name="ce43">
            <text:p>40.533</text:p>
          </table:table-cell>
          <table:table-cell office:value-type="percentage" office:value="0.80255420255420251" table:style-name="ce44">
            <text:p>80,3%</text:p>
          </table:table-cell>
          <table:table-cell office:value-type="float" office:value="38469" table:style-name="ce43">
            <text:p>38.469</text:p>
          </table:table-cell>
          <table:table-cell office:value-type="percentage" office:value="0.87503127630052546" table:style-name="ce44">
            <text:p>87,5%</text:p>
          </table:table-cell>
          <table:table-cell office:value-type="float" office:value="479900" table:style-name="ce43">
            <text:p>479.900</text:p>
          </table:table-cell>
          <table:table-cell office:value-type="float" office:value="524127" table:style-name="ce43">
            <text:p>524.127</text:p>
          </table:table-cell>
          <table:table-cell office:value-type="percentage" office:value="0.91561777966027313" table:style-name="ce44">
            <text:p>91,6%</text:p>
          </table:table-cell>
          <table:table-cell office:value-type="percentage" office:value="0.82329024455099886" table:style-name="ce44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stilla y Leon</text:p>
          </table:table-cell>
          <table:table-cell office:value-type="float" office:value="229283" table:style-name="ce43">
            <text:p>229.283</text:p>
          </table:table-cell>
          <table:table-cell office:value-type="percentage" office:value="1" table:style-name="ce44">
            <text:p>100,0%</text:p>
          </table:table-cell>
          <table:table-cell office:value-type="float" office:value="250404" table:style-name="ce43">
            <text:p>250.404</text:p>
          </table:table-cell>
          <table:table-cell office:value-type="percentage" office:value="1" table:style-name="ce44">
            <text:p>100,0%</text:p>
          </table:table-cell>
          <table:table-cell office:value-type="float" office:value="320132" table:style-name="ce43">
            <text:p>320.132</text:p>
          </table:table-cell>
          <table:table-cell office:value-type="percentage" office:value="1" table:style-name="ce44">
            <text:p>100,0%</text:p>
          </table:table-cell>
          <table:table-cell office:value-type="float" office:value="352210" table:style-name="ce43">
            <text:p>352.210</text:p>
          </table:table-cell>
          <table:table-cell office:value-type="percentage" office:value="0.92401128090771956" table:style-name="ce44">
            <text:p>92,4%</text:p>
          </table:table-cell>
          <table:table-cell office:value-type="float" office:value="319446" table:style-name="ce43">
            <text:p>319.446</text:p>
          </table:table-cell>
          <table:table-cell office:value-type="percentage" office:value="0.87927774184225371" table:style-name="ce44">
            <text:p>87,9%</text:p>
          </table:table-cell>
          <table:table-cell office:value-type="float" office:value="210346" table:style-name="ce43">
            <text:p>210.346</text:p>
          </table:table-cell>
          <table:table-cell office:value-type="percentage" office:value="0.78550916226944956" table:style-name="ce44">
            <text:p>78,6%</text:p>
          </table:table-cell>
          <table:table-cell office:value-type="float" office:value="170301" table:style-name="ce43">
            <text:p>170.301</text:p>
          </table:table-cell>
          <table:table-cell office:value-type="percentage" office:value="0.80709079362672154" table:style-name="ce44">
            <text:p>80,7%</text:p>
          </table:table-cell>
          <table:table-cell office:value-type="float" office:value="140793" table:style-name="ce43">
            <text:p>140.793</text:p>
          </table:table-cell>
          <table:table-cell office:value-type="percentage" office:value="0.85152592807635086" table:style-name="ce44">
            <text:p>85,2%</text:p>
          </table:table-cell>
          <table:table-cell office:value-type="float" office:value="1992915" table:style-name="ce43">
            <text:p>1.992.915</text:p>
          </table:table-cell>
          <table:table-cell office:value-type="float" office:value="2176253" table:style-name="ce43">
            <text:p>2.176.253</text:p>
          </table:table-cell>
          <table:table-cell office:value-type="percentage" office:value="0.91575519941844996" table:style-name="ce44">
            <text:p>91,6%</text:p>
          </table:table-cell>
          <table:table-cell office:value-type="percentage" office:value="0.8321433134662648" table:style-name="ce44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stilla - La Mancha</text:p>
          </table:table-cell>
          <table:table-cell office:value-type="float" office:value="138048" table:style-name="ce43">
            <text:p>138.048</text:p>
          </table:table-cell>
          <table:table-cell office:value-type="percentage" office:value="1" table:style-name="ce44">
            <text:p>100,0%</text:p>
          </table:table-cell>
          <table:table-cell office:value-type="float" office:value="158278" table:style-name="ce43">
            <text:p>158.278</text:p>
          </table:table-cell>
          <table:table-cell office:value-type="percentage" office:value="0.99482718524710723" table:style-name="ce44">
            <text:p>99,5%</text:p>
          </table:table-cell>
          <table:table-cell office:value-type="float" office:value="222007" table:style-name="ce43">
            <text:p>222.007</text:p>
          </table:table-cell>
          <table:table-cell office:value-type="percentage" office:value="1" table:style-name="ce44">
            <text:p>100,0%</text:p>
          </table:table-cell>
          <table:table-cell office:value-type="float" office:value="285762" table:style-name="ce43">
            <text:p>285.762</text:p>
          </table:table-cell>
          <table:table-cell office:value-type="percentage" office:value="0.92937380885786947" table:style-name="ce44">
            <text:p>92,9%</text:p>
          </table:table-cell>
          <table:table-cell office:value-type="float" office:value="285972" table:style-name="ce43">
            <text:p>285.972</text:p>
          </table:table-cell>
          <table:table-cell office:value-type="percentage" office:value="0.86499599219612533" table:style-name="ce44">
            <text:p>86,5%</text:p>
          </table:table-cell>
          <table:table-cell office:value-type="float" office:value="203712" table:style-name="ce43">
            <text:p>203.712</text:p>
          </table:table-cell>
          <table:table-cell office:value-type="percentage" office:value="0.76611972124963801" table:style-name="ce44">
            <text:p>76,6%</text:p>
          </table:table-cell>
          <table:table-cell office:value-type="float" office:value="170015" table:style-name="ce43">
            <text:p>170.015</text:p>
          </table:table-cell>
          <table:table-cell office:value-type="percentage" office:value="0.77956705748570543" table:style-name="ce44">
            <text:p>78,0%</text:p>
          </table:table-cell>
          <table:table-cell office:value-type="float" office:value="145628" table:style-name="ce43">
            <text:p>145.628</text:p>
          </table:table-cell>
          <table:table-cell office:value-type="percentage" office:value="0.8370772308187524" table:style-name="ce44">
            <text:p>83,7%</text:p>
          </table:table-cell>
          <table:table-cell office:value-type="float" office:value="1609422" table:style-name="ce43">
            <text:p>1.609.422</text:p>
          </table:table-cell>
          <table:table-cell office:value-type="float" office:value="1808784" table:style-name="ce43">
            <text:p>1.808.784</text:p>
          </table:table-cell>
          <table:table-cell office:value-type="percentage" office:value="0.88978120107210146" table:style-name="ce44">
            <text:p>89,0%</text:p>
          </table:table-cell>
          <table:table-cell office:value-type="percentage" office:value="0.78691838192547403" table:style-name="ce44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taluña</text:p>
          </table:table-cell>
          <table:table-cell office:value-type="float" office:value="458556" table:style-name="ce43">
            <text:p>458.556</text:p>
          </table:table-cell>
          <table:table-cell office:value-type="percentage" office:value="1" table:style-name="ce44">
            <text:p>100,0%</text:p>
          </table:table-cell>
          <table:table-cell office:value-type="float" office:value="617876" table:style-name="ce43">
            <text:p>617.876</text:p>
          </table:table-cell>
          <table:table-cell office:value-type="percentage" office:value="0.97258583454537439" table:style-name="ce44">
            <text:p>97,3%</text:p>
          </table:table-cell>
          <table:table-cell office:value-type="float" office:value="797856" table:style-name="ce43">
            <text:p>797.856</text:p>
          </table:table-cell>
          <table:table-cell office:value-type="percentage" office:value="0.95256833941431551" table:style-name="ce44">
            <text:p>95,3%</text:p>
          </table:table-cell>
          <table:table-cell office:value-type="float" office:value="1021761" table:style-name="ce43">
            <text:p>1.021.761</text:p>
          </table:table-cell>
          <table:table-cell office:value-type="percentage" office:value="0.93586711608565831" table:style-name="ce44">
            <text:p>93,6%</text:p>
          </table:table-cell>
          <table:table-cell office:value-type="float" office:value="1120655" table:style-name="ce43">
            <text:p>1.120.655</text:p>
          </table:table-cell>
          <table:table-cell office:value-type="percentage" office:value="0.85107328242535629" table:style-name="ce44">
            <text:p>85,1%</text:p>
          </table:table-cell>
          <table:table-cell office:value-type="float" office:value="763799" table:style-name="ce43">
            <text:p>763.799</text:p>
          </table:table-cell>
          <table:table-cell office:value-type="percentage" office:value="0.73115161795507022" table:style-name="ce44">
            <text:p>73,1%</text:p>
          </table:table-cell>
          <table:table-cell office:value-type="float" office:value="616509" table:style-name="ce43">
            <text:p>616.509</text:p>
          </table:table-cell>
          <table:table-cell office:value-type="percentage" office:value="0.73487099715710991" table:style-name="ce44">
            <text:p>73,5%</text:p>
          </table:table-cell>
          <table:table-cell office:value-type="float" office:value="512890" table:style-name="ce43">
            <text:p>512.890</text:p>
          </table:table-cell>
          <table:table-cell office:value-type="percentage" office:value="0.78164671744649983" table:style-name="ce44">
            <text:p>78,2%</text:p>
          </table:table-cell>
          <table:table-cell office:value-type="float" office:value="5909902" table:style-name="ce43">
            <text:p>5.909.902</text:p>
          </table:table-cell>
          <table:table-cell office:value-type="float" office:value="6868360" table:style-name="ce43">
            <text:p>6.868.360</text:p>
          </table:table-cell>
          <table:table-cell office:value-type="percentage" office:value="0.86045315038815673" table:style-name="ce44">
            <text:p>86,0%</text:p>
          </table:table-cell>
          <table:table-cell office:value-type="percentage" office:value="0.75958074046597901" table:style-name="ce44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. Valenciana</text:p>
          </table:table-cell>
          <table:table-cell office:value-type="float" office:value="297151" table:style-name="ce43">
            <text:p>297.151</text:p>
          </table:table-cell>
          <table:table-cell office:value-type="percentage" office:value="1" table:style-name="ce44">
            <text:p>100,0%</text:p>
          </table:table-cell>
          <table:table-cell office:value-type="float" office:value="434198" table:style-name="ce43">
            <text:p>434.198</text:p>
          </table:table-cell>
          <table:table-cell office:value-type="percentage" office:value="0.991632066724219" table:style-name="ce44">
            <text:p>99,2%</text:p>
          </table:table-cell>
          <table:table-cell office:value-type="float" office:value="569407" table:style-name="ce43">
            <text:p>569.407</text:p>
          </table:table-cell>
          <table:table-cell office:value-type="percentage" office:value="0.98050550343706522" table:style-name="ce44">
            <text:p>98,1%</text:p>
          </table:table-cell>
          <table:table-cell office:value-type="float" office:value="713997" table:style-name="ce43">
            <text:p>713.997</text:p>
          </table:table-cell>
          <table:table-cell office:value-type="percentage" office:value="0.94904257949261894" table:style-name="ce44">
            <text:p>94,9%</text:p>
          </table:table-cell>
          <table:table-cell office:value-type="float" office:value="750888" table:style-name="ce43">
            <text:p>750.888</text:p>
          </table:table-cell>
          <table:table-cell office:value-type="percentage" office:value="0.88175032997177039" table:style-name="ce44">
            <text:p>88,2%</text:p>
          </table:table-cell>
          <table:table-cell office:value-type="float" office:value="505852" table:style-name="ce43">
            <text:p>505.852</text:p>
          </table:table-cell>
          <table:table-cell office:value-type="percentage" office:value="0.7797225163735686" table:style-name="ce44">
            <text:p>78,0%</text:p>
          </table:table-cell>
          <table:table-cell office:value-type="float" office:value="419951" table:style-name="ce43">
            <text:p>419.951</text:p>
          </table:table-cell>
          <table:table-cell office:value-type="percentage" office:value="0.81365984275157621" table:style-name="ce44">
            <text:p>81,4%</text:p>
          </table:table-cell>
          <table:table-cell office:value-type="float" office:value="362821" table:style-name="ce43">
            <text:p>362.821</text:p>
          </table:table-cell>
          <table:table-cell office:value-type="percentage" office:value="0.85463959051282479" table:style-name="ce44">
            <text:p>85,5%</text:p>
          </table:table-cell>
          <table:table-cell office:value-type="float" office:value="4054265" table:style-name="ce43">
            <text:p>4.054.265</text:p>
          </table:table-cell>
          <table:table-cell office:value-type="float" office:value="4488459" table:style-name="ce43">
            <text:p>4.488.459</text:p>
          </table:table-cell>
          <table:table-cell office:value-type="percentage" office:value="0.90326434974676162" table:style-name="ce44">
            <text:p>90,3%</text:p>
          </table:table-cell>
          <table:table-cell office:value-type="percentage" office:value="0.80165750739566721" table:style-name="ce44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Extremadura</text:p>
          </table:table-cell>
          <table:table-cell office:value-type="float" office:value="78243" table:style-name="ce43">
            <text:p>78.243</text:p>
          </table:table-cell>
          <table:table-cell office:value-type="percentage" office:value="1" table:style-name="ce44">
            <text:p>100,0%</text:p>
          </table:table-cell>
          <table:table-cell office:value-type="float" office:value="95892" table:style-name="ce43">
            <text:p>95.892</text:p>
          </table:table-cell>
          <table:table-cell office:value-type="percentage" office:value="1" table:style-name="ce44">
            <text:p>100,0%</text:p>
          </table:table-cell>
          <table:table-cell office:value-type="float" office:value="132764" table:style-name="ce43">
            <text:p>132.764</text:p>
          </table:table-cell>
          <table:table-cell office:value-type="percentage" office:value="1" table:style-name="ce44">
            <text:p>100,0%</text:p>
          </table:table-cell>
          <table:table-cell office:value-type="float" office:value="161335" table:style-name="ce43">
            <text:p>161.335</text:p>
          </table:table-cell>
          <table:table-cell office:value-type="percentage" office:value="0.95342638993948559" table:style-name="ce44">
            <text:p>95,3%</text:p>
          </table:table-cell>
          <table:table-cell office:value-type="float" office:value="146025" table:style-name="ce43">
            <text:p>146.025</text:p>
          </table:table-cell>
          <table:table-cell office:value-type="percentage" office:value="0.91555168219494154" table:style-name="ce44">
            <text:p>91,6%</text:p>
          </table:table-cell>
          <table:table-cell office:value-type="float" office:value="112558" table:style-name="ce43">
            <text:p>112.558</text:p>
          </table:table-cell>
          <table:table-cell office:value-type="percentage" office:value="0.84326373437020052" table:style-name="ce44">
            <text:p>84,3%</text:p>
          </table:table-cell>
          <table:table-cell office:value-type="float" office:value="92146" table:style-name="ce43">
            <text:p>92.146</text:p>
          </table:table-cell>
          <table:table-cell office:value-type="percentage" office:value="0.81314860571831982" table:style-name="ce44">
            <text:p>81,3%</text:p>
          </table:table-cell>
          <table:table-cell office:value-type="float" office:value="74925" table:style-name="ce43">
            <text:p>74.925</text:p>
          </table:table-cell>
          <table:table-cell office:value-type="percentage" office:value="0.88407079646017694" table:style-name="ce44">
            <text:p>88,4%</text:p>
          </table:table-cell>
          <table:table-cell office:value-type="float" office:value="893888" table:style-name="ce43">
            <text:p>893.888</text:p>
          </table:table-cell>
          <table:table-cell office:value-type="float" office:value="953437" table:style-name="ce43">
            <text:p>953.437</text:p>
          </table:table-cell>
          <table:table-cell office:value-type="percentage" office:value="0.93754280565994397" table:style-name="ce44">
            <text:p>93,8%</text:p>
          </table:table-cell>
          <table:table-cell office:value-type="percentage" office:value="0.84013056550502963" table:style-name="ce44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Galicia</text:p>
          </table:table-cell>
          <table:table-cell office:value-type="float" office:value="242173" table:style-name="ce43">
            <text:p>242.173</text:p>
          </table:table-cell>
          <table:table-cell office:value-type="percentage" office:value="1" table:style-name="ce44">
            <text:p>100,0%</text:p>
          </table:table-cell>
          <table:table-cell office:value-type="float" office:value="291178" table:style-name="ce43">
            <text:p>291.178</text:p>
          </table:table-cell>
          <table:table-cell office:value-type="percentage" office:value="1" table:style-name="ce44">
            <text:p>100,0%</text:p>
          </table:table-cell>
          <table:table-cell office:value-type="float" office:value="345544" table:style-name="ce43">
            <text:p>345.544</text:p>
          </table:table-cell>
          <table:table-cell office:value-type="percentage" office:value="0.99601357057824846" table:style-name="ce44">
            <text:p>99,6%</text:p>
          </table:table-cell>
          <table:table-cell office:value-type="float" office:value="390321" table:style-name="ce43">
            <text:p>390.321</text:p>
          </table:table-cell>
          <table:table-cell office:value-type="percentage" office:value="0.96164468610876375" table:style-name="ce44">
            <text:p>96,2%</text:p>
          </table:table-cell>
          <table:table-cell office:value-type="float" office:value="406994" table:style-name="ce43">
            <text:p>406.994</text:p>
          </table:table-cell>
          <table:table-cell office:value-type="percentage" office:value="0.91826425191947136" table:style-name="ce44">
            <text:p>91,8%</text:p>
          </table:table-cell>
          <table:table-cell office:value-type="float" office:value="262168" table:style-name="ce43">
            <text:p>262.168</text:p>
          </table:table-cell>
          <table:table-cell office:value-type="percentage" office:value="0.81064166625439071" table:style-name="ce44">
            <text:p>81,1%</text:p>
          </table:table-cell>
          <table:table-cell office:value-type="float" office:value="197195" table:style-name="ce43">
            <text:p>197.195</text:p>
          </table:table-cell>
          <table:table-cell office:value-type="percentage" office:value="0.85372822872876986" table:style-name="ce44">
            <text:p>85,4%</text:p>
          </table:table-cell>
          <table:table-cell office:value-type="float" office:value="166802" table:style-name="ce43">
            <text:p>166.802</text:p>
          </table:table-cell>
          <table:table-cell office:value-type="percentage" office:value="0.92664174171004465" table:style-name="ce44">
            <text:p>92,7%</text:p>
          </table:table-cell>
          <table:table-cell office:value-type="float" office:value="2302375" table:style-name="ce43">
            <text:p>2.302.375</text:p>
          </table:table-cell>
          <table:table-cell office:value-type="float" office:value="2454497" table:style-name="ce43">
            <text:p>2.454.497</text:p>
          </table:table-cell>
          <table:table-cell office:value-type="percentage" office:value="0.93802314690138144" table:style-name="ce44">
            <text:p>93,8%</text:p>
          </table:table-cell>
          <table:table-cell office:value-type="percentage" office:value="0.85215737989850537" table:style-name="ce44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La Rioja</text:p>
          </table:table-cell>
          <table:table-cell office:value-type="float" office:value="23357" table:style-name="ce43">
            <text:p>23.357</text:p>
          </table:table-cell>
          <table:table-cell office:value-type="percentage" office:value="1" table:style-name="ce44">
            <text:p>100,0%</text:p>
          </table:table-cell>
          <table:table-cell office:value-type="float" office:value="28652" table:style-name="ce43">
            <text:p>28.652</text:p>
          </table:table-cell>
          <table:table-cell office:value-type="percentage" office:value="1" table:style-name="ce44">
            <text:p>100,0%</text:p>
          </table:table-cell>
          <table:table-cell office:value-type="float" office:value="37982" table:style-name="ce43">
            <text:p>37.982</text:p>
          </table:table-cell>
          <table:table-cell office:value-type="percentage" office:value="1" table:style-name="ce44">
            <text:p>100,0%</text:p>
          </table:table-cell>
          <table:table-cell office:value-type="float" office:value="45282" table:style-name="ce43">
            <text:p>45.282</text:p>
          </table:table-cell>
          <table:table-cell office:value-type="percentage" office:value="0.95002517623363547" table:style-name="ce44">
            <text:p>95,0%</text:p>
          </table:table-cell>
          <table:table-cell office:value-type="float" office:value="47342" table:style-name="ce43">
            <text:p>47.342</text:p>
          </table:table-cell>
          <table:table-cell office:value-type="percentage" office:value="0.89413942244130928" table:style-name="ce44">
            <text:p>89,4%</text:p>
          </table:table-cell>
          <table:table-cell office:value-type="float" office:value="30649" table:style-name="ce43">
            <text:p>30.649</text:p>
          </table:table-cell>
          <table:table-cell office:value-type="percentage" office:value="0.77949591800401841" table:style-name="ce44">
            <text:p>77,9%</text:p>
          </table:table-cell>
          <table:table-cell office:value-type="float" office:value="23339" table:style-name="ce43">
            <text:p>23.339</text:p>
          </table:table-cell>
          <table:table-cell office:value-type="percentage" office:value="0.76626830389388667" table:style-name="ce44">
            <text:p>76,6%</text:p>
          </table:table-cell>
          <table:table-cell office:value-type="float" office:value="21065" table:style-name="ce43">
            <text:p>21.065</text:p>
          </table:table-cell>
          <table:table-cell office:value-type="percentage" office:value="0.82504308318972275" table:style-name="ce44">
            <text:p>82,5%</text:p>
          </table:table-cell>
          <table:table-cell office:value-type="float" office:value="257668" table:style-name="ce43">
            <text:p>257.668</text:p>
          </table:table-cell>
          <table:table-cell office:value-type="float" office:value="283970" table:style-name="ce43">
            <text:p>283.970</text:p>
          </table:table-cell>
          <table:table-cell office:value-type="percentage" office:value="0.90737753988097336" table:style-name="ce44">
            <text:p>90,7%</text:p>
          </table:table-cell>
          <table:table-cell office:value-type="percentage" office:value="0.80542895903274003" table:style-name="ce44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Madrid</text:p>
          </table:table-cell>
          <table:table-cell office:value-type="float" office:value="373636" table:style-name="ce43">
            <text:p>373.636</text:p>
          </table:table-cell>
          <table:table-cell office:value-type="percentage" office:value="1" table:style-name="ce44">
            <text:p>100,0%</text:p>
          </table:table-cell>
          <table:table-cell office:value-type="float" office:value="510481" table:style-name="ce43">
            <text:p>510.481</text:p>
          </table:table-cell>
          <table:table-cell office:value-type="percentage" office:value="0.97034677169485306" table:style-name="ce44">
            <text:p>97,0%</text:p>
          </table:table-cell>
          <table:table-cell office:value-type="float" office:value="687212" table:style-name="ce43">
            <text:p>687.212</text:p>
          </table:table-cell>
          <table:table-cell office:value-type="percentage" office:value="0.97709302838098566" table:style-name="ce44">
            <text:p>97,7%</text:p>
          </table:table-cell>
          <table:table-cell office:value-type="float" office:value="937156" table:style-name="ce43">
            <text:p>937.156</text:p>
          </table:table-cell>
          <table:table-cell office:value-type="percentage" office:value="0.96337621031617537" table:style-name="ce44">
            <text:p>96,3%</text:p>
          </table:table-cell>
          <table:table-cell office:value-type="float" office:value="1023984" table:style-name="ce43">
            <text:p>1.023.984</text:p>
          </table:table-cell>
          <table:table-cell office:value-type="percentage" office:value="0.87822424399920751" table:style-name="ce44">
            <text:p>87,8%</text:p>
          </table:table-cell>
          <table:table-cell office:value-type="float" office:value="734522" table:style-name="ce43">
            <text:p>734.522</text:p>
          </table:table-cell>
          <table:table-cell office:value-type="percentage" office:value="0.77347415862853297" table:style-name="ce44">
            <text:p>77,3%</text:p>
          </table:table-cell>
          <table:table-cell office:value-type="float" office:value="584318" table:style-name="ce43">
            <text:p>584.318</text:p>
          </table:table-cell>
          <table:table-cell office:value-type="percentage" office:value="0.78698676723121985" table:style-name="ce44">
            <text:p>78,7%</text:p>
          </table:table-cell>
          <table:table-cell office:value-type="float" office:value="442382" table:style-name="ce43">
            <text:p>442.382</text:p>
          </table:table-cell>
          <table:table-cell office:value-type="percentage" office:value="0.79918416308066953" table:style-name="ce44">
            <text:p>79,9%</text:p>
          </table:table-cell>
          <table:table-cell office:value-type="float" office:value="5293691" table:style-name="ce43">
            <text:p>5.293.691</text:p>
          </table:table-cell>
          <table:table-cell office:value-type="float" office:value="5977937" table:style-name="ce43">
            <text:p>5.977.937</text:p>
          </table:table-cell>
          <table:table-cell office:value-type="percentage" office:value="0.88553810453338666" table:style-name="ce44">
            <text:p>88,6%</text:p>
          </table:table-cell>
          <table:table-cell office:value-type="percentage" office:value="0.78079328154093397" table:style-name="ce44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Murcia</text:p>
          </table:table-cell>
          <table:table-cell office:value-type="float" office:value="73934" table:style-name="ce43">
            <text:p>73.934</text:p>
          </table:table-cell>
          <table:table-cell office:value-type="percentage" office:value="1" table:style-name="ce44">
            <text:p>100,0%</text:p>
          </table:table-cell>
          <table:table-cell office:value-type="float" office:value="103189" table:style-name="ce43">
            <text:p>103.189</text:p>
          </table:table-cell>
          <table:table-cell office:value-type="percentage" office:value="1" table:style-name="ce44">
            <text:p>100,0%</text:p>
          </table:table-cell>
          <table:table-cell office:value-type="float" office:value="147954" table:style-name="ce43">
            <text:p>147.954</text:p>
          </table:table-cell>
          <table:table-cell office:value-type="percentage" office:value="1" table:style-name="ce44">
            <text:p>100,0%</text:p>
          </table:table-cell>
          <table:table-cell office:value-type="float" office:value="206848" table:style-name="ce43">
            <text:p>206.848</text:p>
          </table:table-cell>
          <table:table-cell office:value-type="percentage" office:value="0.96995160745770337" table:style-name="ce44">
            <text:p>97,0%</text:p>
          </table:table-cell>
          <table:table-cell office:value-type="float" office:value="230323" table:style-name="ce43">
            <text:p>230.323</text:p>
          </table:table-cell>
          <table:table-cell office:value-type="percentage" office:value="0.90622331865736538" table:style-name="ce44">
            <text:p>90,6%</text:p>
          </table:table-cell>
          <table:table-cell office:value-type="float" office:value="164741" table:style-name="ce43">
            <text:p>164.741</text:p>
          </table:table-cell>
          <table:table-cell office:value-type="percentage" office:value="0.78822313555307821" table:style-name="ce44">
            <text:p>78,8%</text:p>
          </table:table-cell>
          <table:table-cell office:value-type="float" office:value="137989" table:style-name="ce43">
            <text:p>137.989</text:p>
          </table:table-cell>
          <table:table-cell office:value-type="percentage" office:value="0.80110654405276116" table:style-name="ce44">
            <text:p>80,1%</text:p>
          </table:table-cell>
          <table:table-cell office:value-type="float" office:value="116708" table:style-name="ce43">
            <text:p>116.708</text:p>
          </table:table-cell>
          <table:table-cell office:value-type="percentage" office:value="0.82250130379015318" table:style-name="ce44">
            <text:p>82,3%</text:p>
          </table:table-cell>
          <table:table-cell office:value-type="float" office:value="1181686" table:style-name="ce43">
            <text:p>1.181.686</text:p>
          </table:table-cell>
          <table:table-cell office:value-type="float" office:value="1310137" table:style-name="ce43">
            <text:p>1.310.137</text:p>
          </table:table-cell>
          <table:table-cell office:value-type="percentage" office:value="0.90195605497745657" table:style-name="ce44">
            <text:p>90,2%</text:p>
          </table:table-cell>
          <table:table-cell office:value-type="percentage" office:value="0.78192570261326544" table:style-name="ce44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Navarra</text:p>
          </table:table-cell>
          <table:table-cell office:value-type="float" office:value="42492" table:style-name="ce43">
            <text:p>42.492</text:p>
          </table:table-cell>
          <table:table-cell office:value-type="percentage" office:value="1" table:style-name="ce44">
            <text:p>100,0%</text:p>
          </table:table-cell>
          <table:table-cell office:value-type="float" office:value="55872" table:style-name="ce43">
            <text:p>55.872</text:p>
          </table:table-cell>
          <table:table-cell office:value-type="percentage" office:value="1" table:style-name="ce44">
            <text:p>100,0%</text:p>
          </table:table-cell>
          <table:table-cell office:value-type="float" office:value="72134" table:style-name="ce43">
            <text:p>72.134</text:p>
          </table:table-cell>
          <table:table-cell office:value-type="percentage" office:value="0.97684307458967556" table:style-name="ce44">
            <text:p>97,7%</text:p>
          </table:table-cell>
          <table:table-cell office:value-type="float" office:value="91415" table:style-name="ce43">
            <text:p>91.415</text:p>
          </table:table-cell>
          <table:table-cell office:value-type="percentage" office:value="0.9454050923531967" table:style-name="ce44">
            <text:p>94,5%</text:p>
          </table:table-cell>
          <table:table-cell office:value-type="float" office:value="94971" table:style-name="ce43">
            <text:p>94.971</text:p>
          </table:table-cell>
          <table:table-cell office:value-type="percentage" office:value="0.87934482694764915" table:style-name="ce44">
            <text:p>87,9%</text:p>
          </table:table-cell>
          <table:table-cell office:value-type="float" office:value="63454" table:style-name="ce43">
            <text:p>63.454</text:p>
          </table:table-cell>
          <table:table-cell office:value-type="percentage" office:value="0.78009859726337272" table:style-name="ce44">
            <text:p>78,0%</text:p>
          </table:table-cell>
          <table:table-cell office:value-type="float" office:value="55974" table:style-name="ce43">
            <text:p>55.974</text:p>
          </table:table-cell>
          <table:table-cell office:value-type="percentage" office:value="0.82161257651151531" table:style-name="ce44">
            <text:p>82,2%</text:p>
          </table:table-cell>
          <table:table-cell office:value-type="float" office:value="47498" table:style-name="ce43">
            <text:p>47.498</text:p>
          </table:table-cell>
          <table:table-cell office:value-type="percentage" office:value="0.84234234234234229" table:style-name="ce44">
            <text:p>84,2%</text:p>
          </table:table-cell>
          <table:table-cell office:value-type="float" office:value="523810" table:style-name="ce43">
            <text:p>523.810</text:p>
          </table:table-cell>
          <table:table-cell office:value-type="float" office:value="581354" table:style-name="ce43">
            <text:p>581.354</text:p>
          </table:table-cell>
          <table:table-cell office:value-type="percentage" office:value="0.90101728034897843" table:style-name="ce44">
            <text:p>90,1%</text:p>
          </table:table-cell>
          <table:table-cell office:value-type="percentage" office:value="0.79221472571714635" table:style-name="ce44">
            <text:p>79,2%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42">
            <text:p>País Vasco</text:p>
          </table:table-cell>
          <table:table-cell office:value-type="float" office:value="164136" table:style-name="ce43">
            <text:p>164.136</text:p>
          </table:table-cell>
          <table:table-cell office:value-type="percentage" office:value="1" table:style-name="ce44">
            <text:p>100,0%</text:p>
          </table:table-cell>
          <table:table-cell office:value-type="float" office:value="213663" table:style-name="ce43">
            <text:p>213.663</text:p>
          </table:table-cell>
          <table:table-cell office:value-type="percentage" office:value="1" table:style-name="ce44">
            <text:p>100,0%</text:p>
          </table:table-cell>
          <table:table-cell office:value-type="float" office:value="278285" table:style-name="ce43">
            <text:p>278.285</text:p>
          </table:table-cell>
          <table:table-cell office:value-type="percentage" office:value="0.99345278256740888" table:style-name="ce44">
            <text:p>99,3%</text:p>
          </table:table-cell>
          <table:table-cell office:value-type="float" office:value="323101" table:style-name="ce43">
            <text:p>323.101</text:p>
          </table:table-cell>
          <table:table-cell office:value-type="percentage" office:value="0.95036134797353944" table:style-name="ce44">
            <text:p>95,0%</text:p>
          </table:table-cell>
          <table:table-cell office:value-type="float" office:value="319107" table:style-name="ce43">
            <text:p>319.107</text:p>
          </table:table-cell>
          <table:table-cell office:value-type="percentage" office:value="0.88118729858919231" table:style-name="ce44">
            <text:p>88,1%</text:p>
          </table:table-cell>
          <table:table-cell office:value-type="float" office:value="200193" table:style-name="ce43">
            <text:p>200.193</text:p>
          </table:table-cell>
          <table:table-cell office:value-type="percentage" office:value="0.76836836913676432" table:style-name="ce44">
            <text:p>76,8%</text:p>
          </table:table-cell>
          <table:table-cell office:value-type="float" office:value="159046" table:style-name="ce43">
            <text:p>159.046</text:p>
          </table:table-cell>
          <table:table-cell office:value-type="percentage" office:value="0.78917701231553983" table:style-name="ce44">
            <text:p>78,9%</text:p>
          </table:table-cell>
          <table:table-cell office:value-type="float" office:value="141709" table:style-name="ce43">
            <text:p>141.709</text:p>
          </table:table-cell>
          <table:table-cell office:value-type="percentage" office:value="0.84047424172330765" table:style-name="ce44">
            <text:p>84,0%</text:p>
          </table:table-cell>
          <table:table-cell office:value-type="float" office:value="1799240" table:style-name="ce43">
            <text:p>1.799.240</text:p>
          </table:table-cell>
          <table:table-cell office:value-type="float" office:value="1983943" table:style-name="ce43">
            <text:p>1.983.943</text:p>
          </table:table-cell>
          <table:table-cell office:value-type="percentage" office:value="0.90690105512103925" table:style-name="ce44">
            <text:p>90,7%</text:p>
          </table:table-cell>
          <table:table-cell office:value-type="percentage" office:value="0.81028451198466656" table:style-name="ce44">
            <text:p>81,0%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42">
            <text:p>Ceuta</text:p>
          </table:table-cell>
          <table:table-cell office:value-type="float" office:value="2396" table:style-name="ce43">
            <text:p>2.396</text:p>
          </table:table-cell>
          <table:table-cell office:value-type="percentage" office:value="0.91976967370441454" table:style-name="ce44">
            <text:p>92,0%</text:p>
          </table:table-cell>
          <table:table-cell office:value-type="float" office:value="3888" table:style-name="ce43">
            <text:p>3.888</text:p>
          </table:table-cell>
          <table:table-cell office:value-type="percentage" office:value="0.90041685965724871" table:style-name="ce44">
            <text:p>90,0%</text:p>
          </table:table-cell>
          <table:table-cell office:value-type="float" office:value="7637" table:style-name="ce43">
            <text:p>7.637</text:p>
          </table:table-cell>
          <table:table-cell office:value-type="percentage" office:value="0.97199949089983451" table:style-name="ce44">
            <text:p>97,2%</text:p>
          </table:table-cell>
          <table:table-cell office:value-type="float" office:value="10544" table:style-name="ce43">
            <text:p>10.544</text:p>
          </table:table-cell>
          <table:table-cell office:value-type="percentage" office:value="0.91242644513672555" table:style-name="ce44">
            <text:p>91,2%</text:p>
          </table:table-cell>
          <table:table-cell office:value-type="float" office:value="11075" table:style-name="ce43">
            <text:p>11.075</text:p>
          </table:table-cell>
          <table:table-cell office:value-type="percentage" office:value="0.87604809365606706" table:style-name="ce44">
            <text:p>87,6%</text:p>
          </table:table-cell>
          <table:table-cell office:value-type="float" office:value="9100" table:style-name="ce43">
            <text:p>9.100</text:p>
          </table:table-cell>
          <table:table-cell office:value-type="percentage" office:value="0.76509164284513198" table:style-name="ce44">
            <text:p>76,5%</text:p>
          </table:table-cell>
          <table:table-cell office:value-type="float" office:value="8959" table:style-name="ce43">
            <text:p>8.959</text:p>
          </table:table-cell>
          <table:table-cell office:value-type="percentage" office:value="0.81690526123826024" table:style-name="ce44">
            <text:p>81,7%</text:p>
          </table:table-cell>
          <table:table-cell office:value-type="float" office:value="8116" table:style-name="ce43">
            <text:p>8.116</text:p>
          </table:table-cell>
          <table:table-cell office:value-type="percentage" office:value="0.88932719701950469" table:style-name="ce44">
            <text:p>88,9%</text:p>
          </table:table-cell>
          <table:table-cell office:value-type="float" office:value="61715" table:style-name="ce43">
            <text:p>61.715</text:p>
          </table:table-cell>
          <table:table-cell office:value-type="float" office:value="70965" table:style-name="ce43">
            <text:p>70.965</text:p>
          </table:table-cell>
          <table:table-cell office:value-type="percentage" office:value="0.8696540548157542" table:style-name="ce44">
            <text:p>87,0%</text:p>
          </table:table-cell>
          <table:table-cell office:value-type="percentage" office:value="0.73293983515830974" table:style-name="ce44">
            <text:p>73,3%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42">
            <text:p>Melilla</text:p>
          </table:table-cell>
          <table:table-cell office:value-type="float" office:value="2009" table:style-name="ce43">
            <text:p>2.009</text:p>
          </table:table-cell>
          <table:table-cell office:value-type="percentage" office:value="0.85525755640698164" table:style-name="ce44">
            <text:p>85,5%</text:p>
          </table:table-cell>
          <table:table-cell office:value-type="float" office:value="3312" table:style-name="ce43">
            <text:p>3.312</text:p>
          </table:table-cell>
          <table:table-cell office:value-type="percentage" office:value="0.88367129135538958" table:style-name="ce44">
            <text:p>88,4%</text:p>
          </table:table-cell>
          <table:table-cell office:value-type="float" office:value="7146" table:style-name="ce43">
            <text:p>7.146</text:p>
          </table:table-cell>
          <table:table-cell office:value-type="percentage" office:value="0.91299348409352243" table:style-name="ce44">
            <text:p>91,3%</text:p>
          </table:table-cell>
          <table:table-cell office:value-type="float" office:value="9642" table:style-name="ce43">
            <text:p>9.642</text:p>
          </table:table-cell>
          <table:table-cell office:value-type="percentage" office:value="0.85334985396937779" table:style-name="ce44">
            <text:p>85,3%</text:p>
          </table:table-cell>
          <table:table-cell office:value-type="float" office:value="9992" table:style-name="ce43">
            <text:p>9.992</text:p>
          </table:table-cell>
          <table:table-cell office:value-type="percentage" office:value="0.83252791201466425" table:style-name="ce44">
            <text:p>83,3%</text:p>
          </table:table-cell>
          <table:table-cell office:value-type="float" office:value="8498" table:style-name="ce43">
            <text:p>8.498</text:p>
          </table:table-cell>
          <table:table-cell office:value-type="percentage" office:value="0.70040385724882548" table:style-name="ce44">
            <text:p>70,0%</text:p>
          </table:table-cell>
          <table:table-cell office:value-type="float" office:value="8465" table:style-name="ce43">
            <text:p>8.465</text:p>
          </table:table-cell>
          <table:table-cell office:value-type="percentage" office:value="0.70571071279699871" table:style-name="ce44">
            <text:p>70,6%</text:p>
          </table:table-cell>
          <table:table-cell office:value-type="float" office:value="7529" table:style-name="ce43">
            <text:p>7.529</text:p>
          </table:table-cell>
          <table:table-cell office:value-type="percentage" office:value="0.78640066847712553" table:style-name="ce44">
            <text:p>78,6%</text:p>
          </table:table-cell>
          <table:table-cell office:value-type="float" office:value="56593" table:style-name="ce43">
            <text:p>56.593</text:p>
          </table:table-cell>
          <table:table-cell office:value-type="float" office:value="70927" table:style-name="ce43">
            <text:p>70.927</text:p>
          </table:table-cell>
          <table:table-cell office:value-type="percentage" office:value="0.79790488812440963" table:style-name="ce44">
            <text:p>79,8%</text:p>
          </table:table-cell>
          <table:table-cell office:value-type="percentage" office:value="0.64992650098764293" table:style-name="ce44">
            <text:p>65,0%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42">
            <text:p>Fuerzas Armadas</text:p>
          </table:table-cell>
          <table:table-cell office:value-type="float" office:value="32" table:style-name="ce43">
            <text:p>32</text:p>
          </table:table-cell>
          <table:table-cell office:value-type="string" table:style-name="ce44">
            <text:p>-</text:p>
          </table:table-cell>
          <table:table-cell office:value-type="float" office:value="18" table:style-name="ce43">
            <text:p>18</text:p>
          </table:table-cell>
          <table:table-cell office:value-type="string" table:style-name="ce44">
            <text:p>-</text:p>
          </table:table-cell>
          <table:table-cell office:value-type="float" office:value="3529" table:style-name="ce43">
            <text:p>3.529</text:p>
          </table:table-cell>
          <table:table-cell office:value-type="string" table:style-name="ce44">
            <text:p>-</text:p>
          </table:table-cell>
          <table:table-cell office:value-type="float" office:value="9505" table:style-name="ce43">
            <text:p>9.505</text:p>
          </table:table-cell>
          <table:table-cell office:value-type="string" table:style-name="ce44">
            <text:p>-</text:p>
          </table:table-cell>
          <table:table-cell office:value-type="float" office:value="21987" table:style-name="ce43">
            <text:p>21.987</text:p>
          </table:table-cell>
          <table:table-cell office:value-type="string" table:style-name="ce44">
            <text:p>-</text:p>
          </table:table-cell>
          <table:table-cell office:value-type="float" office:value="31809" table:style-name="ce43">
            <text:p>31.809</text:p>
          </table:table-cell>
          <table:table-cell office:value-type="string" table:style-name="ce44">
            <text:p>-</text:p>
          </table:table-cell>
          <table:table-cell office:value-type="float" office:value="24542" table:style-name="ce43">
            <text:p>24.542</text:p>
          </table:table-cell>
          <table:table-cell office:value-type="string" table:style-name="ce44">
            <text:p>-</text:p>
          </table:table-cell>
          <table:table-cell office:value-type="float" office:value="1168" table:style-name="ce43">
            <text:p>1.168</text:p>
          </table:table-cell>
          <table:table-cell office:value-type="string" table:style-name="ce44">
            <text:p>-</text:p>
          </table:table-cell>
          <table:table-cell office:value-type="float" office:value="92590" table:style-name="ce43">
            <text:p>92.590</text:p>
          </table:table-cell>
          <table:table-cell office:value-type="string" table:style-name="ce43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45">
            <text:p>Sanidad Exterior</text:p>
          </table:table-cell>
          <table:table-cell office:value-type="float" office:value="26" table:style-name="ce46">
            <text:p>26</text:p>
          </table:table-cell>
          <table:table-cell office:value-type="string" table:style-name="ce47">
            <text:p>-</text:p>
          </table:table-cell>
          <table:table-cell office:value-type="float" office:value="33" table:style-name="ce46">
            <text:p>33</text:p>
          </table:table-cell>
          <table:table-cell office:value-type="string" table:style-name="ce47">
            <text:p>-</text:p>
          </table:table-cell>
          <table:table-cell office:value-type="float" office:value="213" table:style-name="ce46">
            <text:p>213</text:p>
          </table:table-cell>
          <table:table-cell office:value-type="string" table:style-name="ce47">
            <text:p>-</text:p>
          </table:table-cell>
          <table:table-cell office:value-type="float" office:value="628" table:style-name="ce46">
            <text:p>628</text:p>
          </table:table-cell>
          <table:table-cell office:value-type="string" table:style-name="ce47">
            <text:p>-</text:p>
          </table:table-cell>
          <table:table-cell office:value-type="float" office:value="1187" table:style-name="ce46">
            <text:p>1.187</text:p>
          </table:table-cell>
          <table:table-cell office:value-type="string" table:style-name="ce47">
            <text:p>-</text:p>
          </table:table-cell>
          <table:table-cell office:value-type="float" office:value="1343" table:style-name="ce46">
            <text:p>1.343</text:p>
          </table:table-cell>
          <table:table-cell office:value-type="string" table:style-name="ce47">
            <text:p>-</text:p>
          </table:table-cell>
          <table:table-cell office:value-type="float" office:value="1137" table:style-name="ce46">
            <text:p>1.137</text:p>
          </table:table-cell>
          <table:table-cell office:value-type="string" table:style-name="ce47">
            <text:p>-</text:p>
          </table:table-cell>
          <table:table-cell office:value-type="float" office:value="168" table:style-name="ce46">
            <text:p>168</text:p>
          </table:table-cell>
          <table:table-cell office:value-type="string" table:style-name="ce47">
            <text:p>-</text:p>
          </table:table-cell>
          <table:table-cell office:value-type="float" office:value="4735" table:style-name="ce46">
            <text:p>4.73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24" table:style-name="ce26"/>
          <table:table-cell table:number-columns-repeated="16339" table:style-name="ce48"/>
        </table:table-row>
        <table:table-row table:style-name="ro8">
          <table:table-cell office:value-type="string" table:style-name="ce49">
            <text:p>Total España</text:p>
          </table:table-cell>
          <table:table-cell office:value-type="float" office:value="2936225" table:style-name="ce50">
            <text:p>2.936.225</text:p>
          </table:table-cell>
          <table:table-cell office:value-type="percentage" office:value="1" table:style-name="ce51">
            <text:p>100,0%</text:p>
          </table:table-cell>
          <table:table-cell office:value-type="float" office:value="3940554" table:style-name="ce50">
            <text:p>3.940.554</text:p>
          </table:table-cell>
          <table:table-cell office:value-type="percentage" office:value="0.99507808623386851" table:style-name="ce51">
            <text:p>99,5%</text:p>
          </table:table-cell>
          <table:table-cell office:value-type="float" office:value="5270256" table:style-name="ce50">
            <text:p>5.270.256</text:p>
          </table:table-cell>
          <table:table-cell office:value-type="percentage" office:value="0.98749668820566516" table:style-name="ce51">
            <text:p>98,7%</text:p>
          </table:table-cell>
          <table:table-cell office:value-type="float" office:value="6663447" table:style-name="ce50">
            <text:p>6.663.447</text:p>
          </table:table-cell>
          <table:table-cell office:value-type="percentage" office:value="0.94741320795654282" table:style-name="ce51">
            <text:p>94,7%</text:p>
          </table:table-cell>
          <table:table-cell office:value-type="float" office:value="6942186" table:style-name="ce50">
            <text:p>6.942.186</text:p>
          </table:table-cell>
          <table:table-cell office:value-type="percentage" office:value="0.87967781997803529" table:style-name="ce51">
            <text:p>88,0%</text:p>
          </table:table-cell>
          <table:table-cell office:value-type="float" office:value="4843232" table:style-name="ce50">
            <text:p>4.843.232</text:p>
          </table:table-cell>
          <table:table-cell office:value-type="percentage" office:value="0.77735453067803162" table:style-name="ce51">
            <text:p>77,7%</text:p>
          </table:table-cell>
          <table:table-cell office:value-type="float" office:value="3912434" table:style-name="ce50">
            <text:p>3.912.434</text:p>
          </table:table-cell>
          <table:table-cell office:value-type="percentage" office:value="0.79124749223401503" table:style-name="ce51">
            <text:p>79,1%</text:p>
          </table:table-cell>
          <table:table-cell office:value-type="float" office:value="3247348" table:style-name="ce50">
            <text:p>3.247.348</text:p>
          </table:table-cell>
          <table:table-cell office:value-type="percentage" office:value="0.8350759099603311" table:style-name="ce51">
            <text:p>83,5%</text:p>
          </table:table-cell>
          <table:table-cell office:value-type="float" office:value="37755682" table:style-name="ce50">
            <text:p>37.755.682</text:p>
          </table:table-cell>
          <table:table-cell office:value-type="float" office:value="42119827" table:style-name="ce50">
            <text:p>42.119.827</text:p>
          </table:table-cell>
          <table:table-cell office:value-type="percentage" office:value="0.89638739494347874" table:style-name="ce51">
            <text:p>89,6%</text:p>
          </table:table-cell>
          <table:table-cell office:value-type="percentage" office:value="0.79568070461200913" table:style-name="ce51">
            <text:p>79,6%</text:p>
          </table:table-cell>
          <table:table-cell table:number-columns-repeated="16363" table:style-name="ce26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2"/>
          <table:covered-table-cell table:number-columns-repeated="6"/>
          <table:table-cell table:style-name="ce26"/>
          <table:table-cell table:style-name="ce52"/>
          <table:table-cell table:style-name="ce26"/>
          <table:table-cell table:style-name="ce52"/>
          <table:table-cell table:style-name="ce48"/>
          <table:table-cell table:style-name="ce52"/>
          <table:table-cell table:style-name="ce26"/>
          <table:table-cell table:style-name="ce52"/>
          <table:table-cell table:number-columns-repeated="2" table:style-name="ce26"/>
          <table:table-cell table:style-name="ce52"/>
          <table:table-cell table:number-columns-repeated="16366" table:style-name="ce26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6"/>
        <table:table-column table:style-name="co8" table:default-cell-style-name="ce26"/>
        <table:table-column table:style-name="co8" table:default-cell-style-name="ce52"/>
        <table:table-column table:style-name="co8" table:default-cell-style-name="ce26"/>
        <table:table-column table:style-name="co8" table:default-cell-style-name="ce52"/>
        <table:table-column table:style-name="co8" table:default-cell-style-name="ce26"/>
        <table:table-column table:style-name="co8" table:default-cell-style-name="ce52"/>
        <table:table-column table:style-name="co8" table:default-cell-style-name="ce26"/>
        <table:table-column table:style-name="co8" table:default-cell-style-name="ce52"/>
        <table:table-column table:style-name="co8" table:default-cell-style-name="ce26"/>
        <table:table-column table:style-name="co8" table:default-cell-style-name="ce52"/>
        <table:table-column table:style-name="co8" table:default-cell-style-name="ce48"/>
        <table:table-column table:style-name="co4" table:default-cell-style-name="ce52"/>
        <table:table-column table:style-name="co4" table:default-cell-style-name="ce26"/>
        <table:table-column table:style-name="co4" table:default-cell-style-name="ce52"/>
        <table:table-column table:style-name="co4" table:number-columns-repeated="2" table:default-cell-style-name="ce26"/>
        <table:table-column table:style-name="co4" table:default-cell-style-name="ce52"/>
        <table:table-column table:style-name="co4" table:number-columns-repeated="3" table:default-cell-style-name="ce26"/>
        <table:table-column table:style-name="co3" table:number-columns-repeated="20" table:default-cell-style-name="ce26"/>
        <table:table-column table:style-name="co4" table:number-columns-repeated="16343" table:default-cell-style-name="ce26"/>
        <table:table-row table:style-name="ro1">
          <table:table-cell table:style-name="ce33"/>
          <table:table-cell office:value-type="string" table:style-name="ce34">
            <text:p>Personas pauta completa 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40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30-3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20-2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12-19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office:value-type="string" table:style-name="ce37">
            <text:p>% pauta completa sobre Total Población INE</text:p>
          </table:table-cell>
          <table:table-cell table:number-columns-repeated="16363" table:style-name="ce38"/>
        </table:table-row>
        <table:table-row table:style-name="ro5">
          <table:table-cell office:value-type="string" table:style-name="ce39">
            <text:p>Andalucía</text:p>
          </table:table-cell>
          <table:table-cell office:value-type="float" office:value="427380" table:style-name="ce40">
            <text:p>427.380</text:p>
          </table:table-cell>
          <table:table-cell office:value-type="percentage" office:value="1" table:style-name="ce41">
            <text:p>100,0%</text:p>
          </table:table-cell>
          <table:table-cell office:value-type="float" office:value="648354" table:style-name="ce40">
            <text:p>648.354</text:p>
          </table:table-cell>
          <table:table-cell office:value-type="percentage" office:value="0.99688336528896138" table:style-name="ce41">
            <text:p>99,7%</text:p>
          </table:table-cell>
          <table:table-cell office:value-type="float" office:value="915657" table:style-name="ce40">
            <text:p>915.657</text:p>
          </table:table-cell>
          <table:table-cell office:value-type="percentage" office:value="0.99946515133488401" table:style-name="ce41">
            <text:p>99,9%</text:p>
          </table:table-cell>
          <table:table-cell office:value-type="float" office:value="1195909" table:style-name="ce40">
            <text:p>1.195.909</text:p>
          </table:table-cell>
          <table:table-cell office:value-type="percentage" office:value="0.94536691485753988" table:style-name="ce41">
            <text:p>94,5%</text:p>
          </table:table-cell>
          <table:table-cell office:value-type="float" office:value="1221182" table:style-name="ce40">
            <text:p>1.221.182</text:p>
          </table:table-cell>
          <table:table-cell office:value-type="percentage" office:value="0.8816472867937224" table:style-name="ce41">
            <text:p>88,2%</text:p>
          </table:table-cell>
          <table:table-cell office:value-type="float" office:value="884149" table:style-name="ce40">
            <text:p>884.149</text:p>
          </table:table-cell>
          <table:table-cell office:value-type="percentage" office:value="0.77542169604557731" table:style-name="ce41">
            <text:p>77,5%</text:p>
          </table:table-cell>
          <table:table-cell office:value-type="float" office:value="706468" table:style-name="ce40">
            <text:p>706.468</text:p>
          </table:table-cell>
          <table:table-cell office:value-type="percentage" office:value="0.76072929947279555" table:style-name="ce41">
            <text:p>76,1%</text:p>
          </table:table-cell>
          <table:table-cell office:value-type="float" office:value="611084" table:style-name="ce40">
            <text:p>611.084</text:p>
          </table:table-cell>
          <table:table-cell office:value-type="percentage" office:value="0.81163277801906475" table:style-name="ce41">
            <text:p>81,2%</text:p>
          </table:table-cell>
          <table:table-cell office:value-type="float" office:value="6610183" table:style-name="ce40">
            <text:p>6.610.183</text:p>
          </table:table-cell>
          <table:table-cell office:value-type="float" office:value="7451975" table:style-name="ce40">
            <text:p>7.451.975</text:p>
          </table:table-cell>
          <table:table-cell office:value-type="percentage" office:value="0.88703773160806365" table:style-name="ce41">
            <text:p>88,7%</text:p>
          </table:table-cell>
          <table:table-cell office:value-type="percentage" office:value="0.78093833109001909" table:style-name="ce41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Aragón</text:p>
          </table:table-cell>
          <table:table-cell office:value-type="float" office:value="99841" table:style-name="ce43">
            <text:p>99.841</text:p>
          </table:table-cell>
          <table:table-cell office:value-type="percentage" office:value="1" table:style-name="ce44">
            <text:p>100,0%</text:p>
          </table:table-cell>
          <table:table-cell office:value-type="float" office:value="118384" table:style-name="ce43">
            <text:p>118.384</text:p>
          </table:table-cell>
          <table:table-cell office:value-type="percentage" office:value="0.99519986549535544" table:style-name="ce44">
            <text:p>99,5%</text:p>
          </table:table-cell>
          <table:table-cell office:value-type="float" office:value="152134" table:style-name="ce43">
            <text:p>152.134</text:p>
          </table:table-cell>
          <table:table-cell office:value-type="percentage" office:value="0.97292907071185097" table:style-name="ce44">
            <text:p>97,3%</text:p>
          </table:table-cell>
          <table:table-cell office:value-type="float" office:value="183294" table:style-name="ce43">
            <text:p>183.294</text:p>
          </table:table-cell>
          <table:table-cell office:value-type="percentage" office:value="0.92448528744212322" table:style-name="ce44">
            <text:p>92,4%</text:p>
          </table:table-cell>
          <table:table-cell office:value-type="float" office:value="183955" table:style-name="ce43">
            <text:p>183.955</text:p>
          </table:table-cell>
          <table:table-cell office:value-type="percentage" office:value="0.85583154603778677" table:style-name="ce44">
            <text:p>85,6%</text:p>
          </table:table-cell>
          <table:table-cell office:value-type="float" office:value="119915" table:style-name="ce43">
            <text:p>119.915</text:p>
          </table:table-cell>
          <table:table-cell office:value-type="percentage" office:value="0.72991612188500543" table:style-name="ce44">
            <text:p>73,0%</text:p>
          </table:table-cell>
          <table:table-cell office:value-type="float" office:value="97598" table:style-name="ce43">
            <text:p>97.598</text:p>
          </table:table-cell>
          <table:table-cell office:value-type="percentage" office:value="0.74844518063511778" table:style-name="ce44">
            <text:p>74,8%</text:p>
          </table:table-cell>
          <table:table-cell office:value-type="float" office:value="82269" table:style-name="ce43">
            <text:p>82.269</text:p>
          </table:table-cell>
          <table:table-cell office:value-type="percentage" office:value="0.79788379287938005" table:style-name="ce44">
            <text:p>79,8%</text:p>
          </table:table-cell>
          <table:table-cell office:value-type="float" office:value="1037390" table:style-name="ce43">
            <text:p>1.037.390</text:p>
          </table:table-cell>
          <table:table-cell office:value-type="float" office:value="1185134" table:style-name="ce43">
            <text:p>1.185.134</text:p>
          </table:table-cell>
          <table:table-cell office:value-type="percentage" office:value="0.87533561605691845" table:style-name="ce44">
            <text:p>87,5%</text:p>
          </table:table-cell>
          <table:table-cell office:value-type="percentage" office:value="0.78034979926898862" table:style-name="ce44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Asturias<text:s/></text:p>
          </table:table-cell>
          <table:table-cell office:value-type="float" office:value="88110" table:style-name="ce43">
            <text:p>88.110</text:p>
          </table:table-cell>
          <table:table-cell office:value-type="percentage" office:value="1" table:style-name="ce44">
            <text:p>100,0%</text:p>
          </table:table-cell>
          <table:table-cell office:value-type="float" office:value="113861" table:style-name="ce43">
            <text:p>113.861</text:p>
          </table:table-cell>
          <table:table-cell office:value-type="percentage" office:value="1" table:style-name="ce44">
            <text:p>100,0%</text:p>
          </table:table-cell>
          <table:table-cell office:value-type="float" office:value="147045" table:style-name="ce43">
            <text:p>147.045</text:p>
          </table:table-cell>
          <table:table-cell office:value-type="percentage" office:value="0.98257958463635631" table:style-name="ce44">
            <text:p>98,3%</text:p>
          </table:table-cell>
          <table:table-cell office:value-type="float" office:value="152076" table:style-name="ce43">
            <text:p>152.076</text:p>
          </table:table-cell>
          <table:table-cell office:value-type="percentage" office:value="0.93501798395278057" table:style-name="ce44">
            <text:p>93,5%</text:p>
          </table:table-cell>
          <table:table-cell office:value-type="float" office:value="149169" table:style-name="ce43">
            <text:p>149.169</text:p>
          </table:table-cell>
          <table:table-cell office:value-type="percentage" office:value="0.89326498715515024" table:style-name="ce44">
            <text:p>89,3%</text:p>
          </table:table-cell>
          <table:table-cell office:value-type="float" office:value="88439" table:style-name="ce43">
            <text:p>88.439</text:p>
          </table:table-cell>
          <table:table-cell office:value-type="percentage" office:value="0.77272369835125954" table:style-name="ce44">
            <text:p>77,3%</text:p>
          </table:table-cell>
          <table:table-cell office:value-type="float" office:value="63808" table:style-name="ce43">
            <text:p>63.808</text:p>
          </table:table-cell>
          <table:table-cell office:value-type="percentage" office:value="0.80656293056591377" table:style-name="ce44">
            <text:p>80,7%</text:p>
          </table:table-cell>
          <table:table-cell office:value-type="float" office:value="58156" table:style-name="ce43">
            <text:p>58.156</text:p>
          </table:table-cell>
          <table:table-cell office:value-type="percentage" office:value="0.90868749999999998" table:style-name="ce44">
            <text:p>90,9%</text:p>
          </table:table-cell>
          <table:table-cell office:value-type="float" office:value="860664" table:style-name="ce43">
            <text:p>860.664</text:p>
          </table:table-cell>
          <table:table-cell office:value-type="float" office:value="933927" table:style-name="ce43">
            <text:p>933.927</text:p>
          </table:table-cell>
          <table:table-cell office:value-type="percentage" office:value="0.92155382594142798" table:style-name="ce44">
            <text:p>92,2%</text:p>
          </table:table-cell>
          <table:table-cell office:value-type="percentage" office:value="0.84479536388478815" table:style-name="ce44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Baleares</text:p>
          </table:table-cell>
          <table:table-cell office:value-type="float" office:value="50808" table:style-name="ce43">
            <text:p>50.808</text:p>
          </table:table-cell>
          <table:table-cell office:value-type="percentage" office:value="1" table:style-name="ce44">
            <text:p>100,0%</text:p>
          </table:table-cell>
          <table:table-cell office:value-type="float" office:value="78663" table:style-name="ce43">
            <text:p>78.663</text:p>
          </table:table-cell>
          <table:table-cell office:value-type="percentage" office:value="0.97698594068259725" table:style-name="ce44">
            <text:p>97,7%</text:p>
          </table:table-cell>
          <table:table-cell office:value-type="float" office:value="108937" table:style-name="ce43">
            <text:p>108.937</text:p>
          </table:table-cell>
          <table:table-cell office:value-type="percentage" office:value="0.92925079543806677" table:style-name="ce44">
            <text:p>92,9%</text:p>
          </table:table-cell>
          <table:table-cell office:value-type="float" office:value="147772" table:style-name="ce43">
            <text:p>147.772</text:p>
          </table:table-cell>
          <table:table-cell office:value-type="percentage" office:value="0.89128271319746433" table:style-name="ce44">
            <text:p>89,1%</text:p>
          </table:table-cell>
          <table:table-cell office:value-type="float" office:value="163071" table:style-name="ce43">
            <text:p>163.071</text:p>
          </table:table-cell>
          <table:table-cell office:value-type="percentage" office:value="0.79094639427274316" table:style-name="ce44">
            <text:p>79,1%</text:p>
          </table:table-cell>
          <table:table-cell office:value-type="float" office:value="119197" table:style-name="ce43">
            <text:p>119.197</text:p>
          </table:table-cell>
          <table:table-cell office:value-type="percentage" office:value="0.6542563410122566" table:style-name="ce44">
            <text:p>65,4%</text:p>
          </table:table-cell>
          <table:table-cell office:value-type="float" office:value="90360" table:style-name="ce43">
            <text:p>90.360</text:p>
          </table:table-cell>
          <table:table-cell office:value-type="percentage" office:value="0.65505792289512987" table:style-name="ce44">
            <text:p>65,5%</text:p>
          </table:table-cell>
          <table:table-cell office:value-type="float" office:value="70470" table:style-name="ce43">
            <text:p>70.470</text:p>
          </table:table-cell>
          <table:table-cell office:value-type="percentage" office:value="0.73806032677000422" table:style-name="ce44">
            <text:p>73,8%</text:p>
          </table:table-cell>
          <table:table-cell office:value-type="float" office:value="829278" table:style-name="ce43">
            <text:p>829.278</text:p>
          </table:table-cell>
          <table:table-cell office:value-type="float" office:value="1034867" table:style-name="ce43">
            <text:p>1.034.867</text:p>
          </table:table-cell>
          <table:table-cell office:value-type="percentage" office:value="0.80133775644599736" table:style-name="ce44">
            <text:p>80,1%</text:p>
          </table:table-cell>
          <table:table-cell office:value-type="percentage" office:value="0.70785109893533571" table:style-name="ce44">
            <text:p>70,8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narias</text:p>
          </table:table-cell>
          <table:table-cell office:value-type="float" office:value="91733" table:style-name="ce43">
            <text:p>91.733</text:p>
          </table:table-cell>
          <table:table-cell office:value-type="percentage" office:value="1" table:style-name="ce44">
            <text:p>100,0%</text:p>
          </table:table-cell>
          <table:table-cell office:value-type="float" office:value="149989" table:style-name="ce43">
            <text:p>149.989</text:p>
          </table:table-cell>
          <table:table-cell office:value-type="percentage" office:value="0.97060783920378435" table:style-name="ce44">
            <text:p>97,1%</text:p>
          </table:table-cell>
          <table:table-cell office:value-type="float" office:value="219854" table:style-name="ce43">
            <text:p>219.854</text:p>
          </table:table-cell>
          <table:table-cell office:value-type="percentage" office:value="0.93518282204413594" table:style-name="ce44">
            <text:p>93,5%</text:p>
          </table:table-cell>
          <table:table-cell office:value-type="float" office:value="317029" table:style-name="ce43">
            <text:p>317.029</text:p>
          </table:table-cell>
          <table:table-cell office:value-type="percentage" office:value="0.90447402656685083" table:style-name="ce44">
            <text:p>90,4%</text:p>
          </table:table-cell>
          <table:table-cell office:value-type="float" office:value="311635" table:style-name="ce43">
            <text:p>311.635</text:p>
          </table:table-cell>
          <table:table-cell office:value-type="percentage" office:value="0.80334034501603402" table:style-name="ce44">
            <text:p>80,3%</text:p>
          </table:table-cell>
          <table:table-cell office:value-type="float" office:value="218473" table:style-name="ce43">
            <text:p>218.473</text:p>
          </table:table-cell>
          <table:table-cell office:value-type="percentage" office:value="0.70263464272160647" table:style-name="ce44">
            <text:p>70,3%</text:p>
          </table:table-cell>
          <table:table-cell office:value-type="float" office:value="173509" table:style-name="ce43">
            <text:p>173.509</text:p>
          </table:table-cell>
          <table:table-cell office:value-type="percentage" office:value="0.68921699477255027" table:style-name="ce44">
            <text:p>68,9%</text:p>
          </table:table-cell>
          <table:table-cell office:value-type="float" office:value="135597" table:style-name="ce43">
            <text:p>135.597</text:p>
          </table:table-cell>
          <table:table-cell office:value-type="percentage" office:value="0.75416719967518919" table:style-name="ce44">
            <text:p>75,4%</text:p>
          </table:table-cell>
          <table:table-cell office:value-type="float" office:value="1617819" table:style-name="ce43">
            <text:p>1.617.819</text:p>
          </table:table-cell>
          <table:table-cell office:value-type="float" office:value="1960774" table:style-name="ce43">
            <text:p>1.960.774</text:p>
          </table:table-cell>
          <table:table-cell office:value-type="percentage" office:value="0.82509202998407771" table:style-name="ce44">
            <text:p>82,5%</text:p>
          </table:table-cell>
          <table:table-cell office:value-type="percentage" office:value="0.74349939704552304" table:style-name="ce44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ntabria</text:p>
          </table:table-cell>
          <table:table-cell office:value-type="float" office:value="41822" table:style-name="ce43">
            <text:p>41.822</text:p>
          </table:table-cell>
          <table:table-cell office:value-type="percentage" office:value="1" table:style-name="ce44">
            <text:p>100,0%</text:p>
          </table:table-cell>
          <table:table-cell office:value-type="float" office:value="55666" table:style-name="ce43">
            <text:p>55.666</text:p>
          </table:table-cell>
          <table:table-cell office:value-type="percentage" office:value="1" table:style-name="ce44">
            <text:p>100,0%</text:p>
          </table:table-cell>
          <table:table-cell office:value-type="float" office:value="76086" table:style-name="ce43">
            <text:p>76.086</text:p>
          </table:table-cell>
          <table:table-cell office:value-type="percentage" office:value="0.9837222832762299" table:style-name="ce44">
            <text:p>98,4%</text:p>
          </table:table-cell>
          <table:table-cell office:value-type="float" office:value="83494" table:style-name="ce43">
            <text:p>83.494</text:p>
          </table:table-cell>
          <table:table-cell office:value-type="percentage" office:value="0.92808234404873058" table:style-name="ce44">
            <text:p>92,8%</text:p>
          </table:table-cell>
          <table:table-cell office:value-type="float" office:value="86601" table:style-name="ce43">
            <text:p>86.601</text:p>
          </table:table-cell>
          <table:table-cell office:value-type="percentage" office:value="0.88577156358354903" table:style-name="ce44">
            <text:p>88,6%</text:p>
          </table:table-cell>
          <table:table-cell office:value-type="float" office:value="52776" table:style-name="ce43">
            <text:p>52.776</text:p>
          </table:table-cell>
          <table:table-cell office:value-type="percentage" office:value="0.74888255076412247" table:style-name="ce44">
            <text:p>74,9%</text:p>
          </table:table-cell>
          <table:table-cell office:value-type="float" office:value="38775" table:style-name="ce43">
            <text:p>38.775</text:p>
          </table:table-cell>
          <table:table-cell office:value-type="percentage" office:value="0.76774576774576775" table:style-name="ce44">
            <text:p>76,8%</text:p>
          </table:table-cell>
          <table:table-cell office:value-type="float" office:value="35993" table:style-name="ce43">
            <text:p>35.993</text:p>
          </table:table-cell>
          <table:table-cell office:value-type="percentage" office:value="0.81871118895434802" table:style-name="ce44">
            <text:p>81,9%</text:p>
          </table:table-cell>
          <table:table-cell office:value-type="float" office:value="471213" table:style-name="ce43">
            <text:p>471.213</text:p>
          </table:table-cell>
          <table:table-cell office:value-type="float" office:value="524127" table:style-name="ce43">
            <text:p>524.127</text:p>
          </table:table-cell>
          <table:table-cell office:value-type="percentage" office:value="0.89904355242145506" table:style-name="ce44">
            <text:p>89,9%</text:p>
          </table:table-cell>
          <table:table-cell office:value-type="percentage" office:value="0.80838730153283977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stilla y Leon</text:p>
          </table:table-cell>
          <table:table-cell office:value-type="float" office:value="226739" table:style-name="ce43">
            <text:p>226.739</text:p>
          </table:table-cell>
          <table:table-cell office:value-type="percentage" office:value="1" table:style-name="ce44">
            <text:p>100,0%</text:p>
          </table:table-cell>
          <table:table-cell office:value-type="float" office:value="248873" table:style-name="ce43">
            <text:p>248.873</text:p>
          </table:table-cell>
          <table:table-cell office:value-type="percentage" office:value="1" table:style-name="ce44">
            <text:p>100,0%</text:p>
          </table:table-cell>
          <table:table-cell office:value-type="float" office:value="317056" table:style-name="ce43">
            <text:p>317.056</text:p>
          </table:table-cell>
          <table:table-cell office:value-type="percentage" office:value="0.99523189201914775" table:style-name="ce44">
            <text:p>99,5%</text:p>
          </table:table-cell>
          <table:table-cell office:value-type="float" office:value="347930" table:style-name="ce43">
            <text:p>347.930</text:p>
          </table:table-cell>
          <table:table-cell office:value-type="percentage" office:value="0.91278284252639863" table:style-name="ce44">
            <text:p>91,3%</text:p>
          </table:table-cell>
          <table:table-cell office:value-type="float" office:value="314140" table:style-name="ce43">
            <text:p>314.140</text:p>
          </table:table-cell>
          <table:table-cell office:value-type="percentage" office:value="0.86467293321038796" table:style-name="ce44">
            <text:p>86,5%</text:p>
          </table:table-cell>
          <table:table-cell office:value-type="float" office:value="203596" table:style-name="ce43">
            <text:p>203.596</text:p>
          </table:table-cell>
          <table:table-cell office:value-type="percentage" office:value="0.76030218497813529" table:style-name="ce44">
            <text:p>76,0%</text:p>
          </table:table-cell>
          <table:table-cell office:value-type="float" office:value="162144" table:style-name="ce43">
            <text:p>162.144</text:p>
          </table:table-cell>
          <table:table-cell office:value-type="percentage" office:value="0.76843312512440409" table:style-name="ce44">
            <text:p>76,8%</text:p>
          </table:table-cell>
          <table:table-cell office:value-type="float" office:value="128649" table:style-name="ce43">
            <text:p>128.649</text:p>
          </table:table-cell>
          <table:table-cell office:value-type="percentage" office:value="0.77807816525746631" table:style-name="ce44">
            <text:p>77,8%</text:p>
          </table:table-cell>
          <table:table-cell office:value-type="float" office:value="1949127" table:style-name="ce43">
            <text:p>1.949.127</text:p>
          </table:table-cell>
          <table:table-cell office:value-type="float" office:value="2176253" table:style-name="ce43">
            <text:p>2.176.253</text:p>
          </table:table-cell>
          <table:table-cell office:value-type="percentage" office:value="0.89563437706921023" table:style-name="ce44">
            <text:p>89,6%</text:p>
          </table:table-cell>
          <table:table-cell office:value-type="percentage" office:value="0.81385959769812577" table:style-name="ce44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stilla - La Mancha</text:p>
          </table:table-cell>
          <table:table-cell office:value-type="float" office:value="136093" table:style-name="ce43">
            <text:p>136.093</text:p>
          </table:table-cell>
          <table:table-cell office:value-type="percentage" office:value="1" table:style-name="ce44">
            <text:p>100,0%</text:p>
          </table:table-cell>
          <table:table-cell office:value-type="float" office:value="157011" table:style-name="ce43">
            <text:p>157.011</text:p>
          </table:table-cell>
          <table:table-cell office:value-type="percentage" office:value="0.98686369036021149" table:style-name="ce44">
            <text:p>98,7%</text:p>
          </table:table-cell>
          <table:table-cell office:value-type="float" office:value="215179" table:style-name="ce43">
            <text:p>215.179</text:p>
          </table:table-cell>
          <table:table-cell office:value-type="percentage" office:value="0.98505337752467448" table:style-name="ce44">
            <text:p>98,5%</text:p>
          </table:table-cell>
          <table:table-cell office:value-type="float" office:value="276313" table:style-name="ce43">
            <text:p>276.313</text:p>
          </table:table-cell>
          <table:table-cell office:value-type="percentage" office:value="0.89864315495742786" table:style-name="ce44">
            <text:p>89,9%</text:p>
          </table:table-cell>
          <table:table-cell office:value-type="float" office:value="274277" table:style-name="ce43">
            <text:p>274.277</text:p>
          </table:table-cell>
          <table:table-cell office:value-type="percentage" office:value="0.82962145158119205" table:style-name="ce44">
            <text:p>83,0%</text:p>
          </table:table-cell>
          <table:table-cell office:value-type="float" office:value="191880" table:style-name="ce43">
            <text:p>191.880</text:p>
          </table:table-cell>
          <table:table-cell office:value-type="percentage" office:value="0.7216219570441631" table:style-name="ce44">
            <text:p>72,2%</text:p>
          </table:table-cell>
          <table:table-cell office:value-type="float" office:value="157184" table:style-name="ce43">
            <text:p>157.184</text:p>
          </table:table-cell>
          <table:table-cell office:value-type="percentage" office:value="0.72073327861561109" table:style-name="ce44">
            <text:p>72,1%</text:p>
          </table:table-cell>
          <table:table-cell office:value-type="float" office:value="134981" table:style-name="ce43">
            <text:p>134.981</text:p>
          </table:table-cell>
          <table:table-cell office:value-type="percentage" office:value="0.77587772745039429" table:style-name="ce44">
            <text:p>77,6%</text:p>
          </table:table-cell>
          <table:table-cell office:value-type="float" office:value="1542918" table:style-name="ce43">
            <text:p>1.542.918</text:p>
          </table:table-cell>
          <table:table-cell office:value-type="float" office:value="1808784" table:style-name="ce43">
            <text:p>1.808.784</text:p>
          </table:table-cell>
          <table:table-cell office:value-type="percentage" office:value="0.85301395854894779" table:style-name="ce44">
            <text:p>85,3%</text:p>
          </table:table-cell>
          <table:table-cell office:value-type="percentage" office:value="0.7544016025651995" table:style-name="ce44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taluña</text:p>
          </table:table-cell>
          <table:table-cell office:value-type="float" office:value="452558" table:style-name="ce43">
            <text:p>452.558</text:p>
          </table:table-cell>
          <table:table-cell office:value-type="percentage" office:value="1" table:style-name="ce44">
            <text:p>100,0%</text:p>
          </table:table-cell>
          <table:table-cell office:value-type="float" office:value="613507" table:style-name="ce43">
            <text:p>613.507</text:p>
          </table:table-cell>
          <table:table-cell office:value-type="percentage" office:value="0.96570868199190296" table:style-name="ce44">
            <text:p>96,6%</text:p>
          </table:table-cell>
          <table:table-cell office:value-type="float" office:value="784705" table:style-name="ce43">
            <text:p>784.705</text:p>
          </table:table-cell>
          <table:table-cell office:value-type="percentage" office:value="0.93686722764522723" table:style-name="ce44">
            <text:p>93,7%</text:p>
          </table:table-cell>
          <table:table-cell office:value-type="float" office:value="1008973" table:style-name="ce43">
            <text:p>1.008.973</text:p>
          </table:table-cell>
          <table:table-cell office:value-type="percentage" office:value="0.92415413361666265" table:style-name="ce44">
            <text:p>92,4%</text:p>
          </table:table-cell>
          <table:table-cell office:value-type="float" office:value="1098597" table:style-name="ce43">
            <text:p>1.098.597</text:p>
          </table:table-cell>
          <table:table-cell office:value-type="percentage" office:value="0.83432149488705187" table:style-name="ce44">
            <text:p>83,4%</text:p>
          </table:table-cell>
          <table:table-cell office:value-type="float" office:value="726689" table:style-name="ce43">
            <text:p>726.689</text:p>
          </table:table-cell>
          <table:table-cell office:value-type="percentage" office:value="0.69562782630005016" table:style-name="ce44">
            <text:p>69,6%</text:p>
          </table:table-cell>
          <table:table-cell office:value-type="float" office:value="577941" table:style-name="ce43">
            <text:p>577.941</text:p>
          </table:table-cell>
          <table:table-cell office:value-type="percentage" office:value="0.68889842478857122" table:style-name="ce44">
            <text:p>68,9%</text:p>
          </table:table-cell>
          <table:table-cell office:value-type="float" office:value="476884" table:style-name="ce43">
            <text:p>476.884</text:p>
          </table:table-cell>
          <table:table-cell office:value-type="percentage" office:value="0.72677340794859835" table:style-name="ce44">
            <text:p>72,7%</text:p>
          </table:table-cell>
          <table:table-cell office:value-type="float" office:value="5739854" table:style-name="ce43">
            <text:p>5.739.854</text:p>
          </table:table-cell>
          <table:table-cell office:value-type="float" office:value="6868360" table:style-name="ce43">
            <text:p>6.868.360</text:p>
          </table:table-cell>
          <table:table-cell office:value-type="percentage" office:value="0.83569498395541297" table:style-name="ce44">
            <text:p>83,6%</text:p>
          </table:table-cell>
          <table:table-cell office:value-type="percentage" office:value="0.73772501667313795" table:style-name="ce44">
            <text:p>73,8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. Valenciana</text:p>
          </table:table-cell>
          <table:table-cell office:value-type="float" office:value="292934" table:style-name="ce43">
            <text:p>292.934</text:p>
          </table:table-cell>
          <table:table-cell office:value-type="percentage" office:value="1" table:style-name="ce44">
            <text:p>100,0%</text:p>
          </table:table-cell>
          <table:table-cell office:value-type="float" office:value="431317" table:style-name="ce43">
            <text:p>431.317</text:p>
          </table:table-cell>
          <table:table-cell office:value-type="percentage" office:value="0.98505236809771113" table:style-name="ce44">
            <text:p>98,5%</text:p>
          </table:table-cell>
          <table:table-cell office:value-type="float" office:value="562721" table:style-name="ce43">
            <text:p>562.721</text:p>
          </table:table-cell>
          <table:table-cell office:value-type="percentage" office:value="0.96899236819991463" table:style-name="ce44">
            <text:p>96,9%</text:p>
          </table:table-cell>
          <table:table-cell office:value-type="float" office:value="707810" table:style-name="ce43">
            <text:p>707.810</text:p>
          </table:table-cell>
          <table:table-cell office:value-type="percentage" office:value="0.94081883844143688" table:style-name="ce44">
            <text:p>94,1%</text:p>
          </table:table-cell>
          <table:table-cell office:value-type="float" office:value="740996" table:style-name="ce43">
            <text:p>740.996</text:p>
          </table:table-cell>
          <table:table-cell office:value-type="percentage" office:value="0.87013438423275102" table:style-name="ce44">
            <text:p>87,0%</text:p>
          </table:table-cell>
          <table:table-cell office:value-type="float" office:value="490026" table:style-name="ce43">
            <text:p>490.026</text:p>
          </table:table-cell>
          <table:table-cell office:value-type="percentage" office:value="0.75532824978150592" table:style-name="ce44">
            <text:p>75,5%</text:p>
          </table:table-cell>
          <table:table-cell office:value-type="float" office:value="401130" table:style-name="ce43">
            <text:p>401.130</text:p>
          </table:table-cell>
          <table:table-cell office:value-type="percentage" office:value="0.77719394101440342" table:style-name="ce44">
            <text:p>77,7%</text:p>
          </table:table-cell>
          <table:table-cell office:value-type="float" office:value="343923" table:style-name="ce43">
            <text:p>343.923</text:p>
          </table:table-cell>
          <table:table-cell office:value-type="percentage" office:value="0.81012458454152936" table:style-name="ce44">
            <text:p>81,0%</text:p>
          </table:table-cell>
          <table:table-cell office:value-type="float" office:value="3970857" table:style-name="ce43">
            <text:p>3.970.857</text:p>
          </table:table-cell>
          <table:table-cell office:value-type="float" office:value="4488459" table:style-name="ce43">
            <text:p>4.488.459</text:p>
          </table:table-cell>
          <table:table-cell office:value-type="percentage" office:value="0.88468158002557229" table:style-name="ce44">
            <text:p>88,5%</text:p>
          </table:table-cell>
          <table:table-cell office:value-type="percentage" office:value="0.78516508537173502" table:style-name="ce44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Extremadura</text:p>
          </table:table-cell>
          <table:table-cell office:value-type="float" office:value="77333" table:style-name="ce43">
            <text:p>77.333</text:p>
          </table:table-cell>
          <table:table-cell office:value-type="percentage" office:value="1" table:style-name="ce44">
            <text:p>100,0%</text:p>
          </table:table-cell>
          <table:table-cell office:value-type="float" office:value="95369" table:style-name="ce43">
            <text:p>95.369</text:p>
          </table:table-cell>
          <table:table-cell office:value-type="percentage" office:value="1" table:style-name="ce44">
            <text:p>100,0%</text:p>
          </table:table-cell>
          <table:table-cell office:value-type="float" office:value="131392" table:style-name="ce43">
            <text:p>131.392</text:p>
          </table:table-cell>
          <table:table-cell office:value-type="percentage" office:value="1.0486444208560461" table:style-name="ce44">
            <text:p>104,9%</text:p>
          </table:table-cell>
          <table:table-cell office:value-type="float" office:value="160047" table:style-name="ce43">
            <text:p>160.047</text:p>
          </table:table-cell>
          <table:table-cell office:value-type="percentage" office:value="0.94581481656580935" table:style-name="ce44">
            <text:p>94,6%</text:p>
          </table:table-cell>
          <table:table-cell office:value-type="float" office:value="144012" table:style-name="ce43">
            <text:p>144.012</text:p>
          </table:table-cell>
          <table:table-cell office:value-type="percentage" office:value="0.90293051776242361" table:style-name="ce44">
            <text:p>90,3%</text:p>
          </table:table-cell>
          <table:table-cell office:value-type="float" office:value="109514" table:style-name="ce43">
            <text:p>109.514</text:p>
          </table:table-cell>
          <table:table-cell office:value-type="percentage" office:value="0.82045864892604825" table:style-name="ce44">
            <text:p>82,0%</text:p>
          </table:table-cell>
          <table:table-cell office:value-type="float" office:value="88236" table:style-name="ce43">
            <text:p>88.236</text:p>
          </table:table-cell>
          <table:table-cell office:value-type="percentage" office:value="0.77864454641722558" table:style-name="ce44">
            <text:p>77,9%</text:p>
          </table:table-cell>
          <table:table-cell office:value-type="float" office:value="71477" table:style-name="ce43">
            <text:p>71.477</text:p>
          </table:table-cell>
          <table:table-cell office:value-type="percentage" office:value="0.84338643067846608" table:style-name="ce44">
            <text:p>84,3%</text:p>
          </table:table-cell>
          <table:table-cell office:value-type="float" office:value="877380" table:style-name="ce43">
            <text:p>877.380</text:p>
          </table:table-cell>
          <table:table-cell office:value-type="float" office:value="953437" table:style-name="ce43">
            <text:p>953.437</text:p>
          </table:table-cell>
          <table:table-cell office:value-type="percentage" office:value="0.92022860451188704" table:style-name="ce44">
            <text:p>92,0%</text:p>
          </table:table-cell>
          <table:table-cell office:value-type="percentage" office:value="0.82461533834529932" table:style-name="ce44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Galicia</text:p>
          </table:table-cell>
          <table:table-cell office:value-type="float" office:value="240518" table:style-name="ce43">
            <text:p>240.518</text:p>
          </table:table-cell>
          <table:table-cell office:value-type="percentage" office:value="1" table:style-name="ce44">
            <text:p>100,0%</text:p>
          </table:table-cell>
          <table:table-cell office:value-type="float" office:value="289842" table:style-name="ce43">
            <text:p>289.842</text:p>
          </table:table-cell>
          <table:table-cell office:value-type="percentage" office:value="1" table:style-name="ce44">
            <text:p>100,0%</text:p>
          </table:table-cell>
          <table:table-cell office:value-type="float" office:value="343770" table:style-name="ce43">
            <text:p>343.770</text:p>
          </table:table-cell>
          <table:table-cell office:value-type="percentage" office:value="0.99090010290349262" table:style-name="ce44">
            <text:p>99,1%</text:p>
          </table:table-cell>
          <table:table-cell office:value-type="float" office:value="387713" table:style-name="ce43">
            <text:p>387.713</text:p>
          </table:table-cell>
          <table:table-cell office:value-type="percentage" office:value="0.95521928408998524" table:style-name="ce44">
            <text:p>95,5%</text:p>
          </table:table-cell>
          <table:table-cell office:value-type="float" office:value="402956" table:style-name="ce43">
            <text:p>402.956</text:p>
          </table:table-cell>
          <table:table-cell office:value-type="percentage" office:value="0.90915367277272507" table:style-name="ce44">
            <text:p>90,9%</text:p>
          </table:table-cell>
          <table:table-cell office:value-type="float" office:value="256658" table:style-name="ce43">
            <text:p>256.658</text:p>
          </table:table-cell>
          <table:table-cell office:value-type="percentage" office:value="0.79360436352842234" table:style-name="ce44">
            <text:p>79,4%</text:p>
          </table:table-cell>
          <table:table-cell office:value-type="float" office:value="190286" table:style-name="ce43">
            <text:p>190.286</text:p>
          </table:table-cell>
          <table:table-cell office:value-type="percentage" office:value="0.82381667756222376" table:style-name="ce44">
            <text:p>82,4%</text:p>
          </table:table-cell>
          <table:table-cell office:value-type="float" office:value="160857" table:style-name="ce43">
            <text:p>160.857</text:p>
          </table:table-cell>
          <table:table-cell office:value-type="percentage" office:value="0.89361524829589956" table:style-name="ce44">
            <text:p>89,4%</text:p>
          </table:table-cell>
          <table:table-cell office:value-type="float" office:value="2272600" table:style-name="ce43">
            <text:p>2.272.600</text:p>
          </table:table-cell>
          <table:table-cell office:value-type="float" office:value="2454497" table:style-name="ce43">
            <text:p>2.454.497</text:p>
          </table:table-cell>
          <table:table-cell office:value-type="percentage" office:value="0.92589235187494623" table:style-name="ce44">
            <text:p>92,6%</text:p>
          </table:table-cell>
          <table:table-cell office:value-type="percentage" office:value="0.84113702657357881" table:style-name="ce44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La Rioja</text:p>
          </table:table-cell>
          <table:table-cell office:value-type="float" office:value="23149" table:style-name="ce43">
            <text:p>23.149</text:p>
          </table:table-cell>
          <table:table-cell office:value-type="percentage" office:value="1" table:style-name="ce44">
            <text:p>100,0%</text:p>
          </table:table-cell>
          <table:table-cell office:value-type="float" office:value="28536" table:style-name="ce43">
            <text:p>28.536</text:p>
          </table:table-cell>
          <table:table-cell office:value-type="percentage" office:value="1" table:style-name="ce44">
            <text:p>100,0%</text:p>
          </table:table-cell>
          <table:table-cell office:value-type="float" office:value="37380" table:style-name="ce43">
            <text:p>37.380</text:p>
          </table:table-cell>
          <table:table-cell office:value-type="percentage" office:value="0.99103876133411106" table:style-name="ce44">
            <text:p>99,1%</text:p>
          </table:table-cell>
          <table:table-cell office:value-type="float" office:value="44659" table:style-name="ce43">
            <text:p>44.659</text:p>
          </table:table-cell>
          <table:table-cell office:value-type="percentage" office:value="0.93695451493789861" table:style-name="ce44">
            <text:p>93,7%</text:p>
          </table:table-cell>
          <table:table-cell office:value-type="float" office:value="46537" table:style-name="ce43">
            <text:p>46.537</text:p>
          </table:table-cell>
          <table:table-cell office:value-type="percentage" office:value="0.87893553931289781" table:style-name="ce44">
            <text:p>87,9%</text:p>
          </table:table-cell>
          <table:table-cell office:value-type="float" office:value="29683" table:style-name="ce43">
            <text:p>29.683</text:p>
          </table:table-cell>
          <table:table-cell office:value-type="percentage" office:value="0.75492764312418936" table:style-name="ce44">
            <text:p>75,5%</text:p>
          </table:table-cell>
          <table:table-cell office:value-type="float" office:value="22184" table:style-name="ce43">
            <text:p>22.184</text:p>
          </table:table-cell>
          <table:table-cell office:value-type="percentage" office:value="0.7283472322542518" table:style-name="ce44">
            <text:p>72,8%</text:p>
          </table:table-cell>
          <table:table-cell office:value-type="float" office:value="19812" table:style-name="ce43">
            <text:p>19.812</text:p>
          </table:table-cell>
          <table:table-cell office:value-type="percentage" office:value="0.77596741344195519" table:style-name="ce44">
            <text:p>77,6%</text:p>
          </table:table-cell>
          <table:table-cell office:value-type="float" office:value="251940" table:style-name="ce43">
            <text:p>251.940</text:p>
          </table:table-cell>
          <table:table-cell office:value-type="float" office:value="283970" table:style-name="ce43">
            <text:p>283.970</text:p>
          </table:table-cell>
          <table:table-cell office:value-type="percentage" office:value="0.88720639504172971" table:style-name="ce44">
            <text:p>88,7%</text:p>
          </table:table-cell>
          <table:table-cell office:value-type="percentage" office:value="0.787524147114537" table:style-name="ce44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Madrid</text:p>
          </table:table-cell>
          <table:table-cell office:value-type="float" office:value="370573" table:style-name="ce43">
            <text:p>370.573</text:p>
          </table:table-cell>
          <table:table-cell office:value-type="percentage" office:value="1" table:style-name="ce44">
            <text:p>100,0%</text:p>
          </table:table-cell>
          <table:table-cell office:value-type="float" office:value="508143" table:style-name="ce43">
            <text:p>508.143</text:p>
          </table:table-cell>
          <table:table-cell office:value-type="percentage" office:value="0.96590258914501759" table:style-name="ce44">
            <text:p>96,6%</text:p>
          </table:table-cell>
          <table:table-cell office:value-type="float" office:value="674150" table:style-name="ce43">
            <text:p>674.150</text:p>
          </table:table-cell>
          <table:table-cell office:value-type="percentage" office:value="0.9585211915435724" table:style-name="ce44">
            <text:p>95,9%</text:p>
          </table:table-cell>
          <table:table-cell office:value-type="float" office:value="928299" table:style-name="ce43">
            <text:p>928.299</text:p>
          </table:table-cell>
          <table:table-cell office:value-type="percentage" office:value="0.9542714048251254" table:style-name="ce44">
            <text:p>95,4%</text:p>
          </table:table-cell>
          <table:table-cell office:value-type="float" office:value="1000830" table:style-name="ce43">
            <text:p>1.000.830</text:p>
          </table:table-cell>
          <table:table-cell office:value-type="percentage" office:value="0.8583661171675796" table:style-name="ce44">
            <text:p>85,8%</text:p>
          </table:table-cell>
          <table:table-cell office:value-type="float" office:value="701946" table:style-name="ce43">
            <text:p>701.946</text:p>
          </table:table-cell>
          <table:table-cell office:value-type="percentage" office:value="0.73917063308201003" table:style-name="ce44">
            <text:p>73,9%</text:p>
          </table:table-cell>
          <table:table-cell office:value-type="float" office:value="548780" table:style-name="ce43">
            <text:p>548.780</text:p>
          </table:table-cell>
          <table:table-cell office:value-type="percentage" office:value="0.73912252937809353" table:style-name="ce44">
            <text:p>73,9%</text:p>
          </table:table-cell>
          <table:table-cell office:value-type="float" office:value="415381" table:style-name="ce43">
            <text:p>415.381</text:p>
          </table:table-cell>
          <table:table-cell office:value-type="percentage" office:value="0.75040556994771856" table:style-name="ce44">
            <text:p>75,0%</text:p>
          </table:table-cell>
          <table:table-cell office:value-type="float" office:value="5148102" table:style-name="ce43">
            <text:p>5.148.102</text:p>
          </table:table-cell>
          <table:table-cell office:value-type="float" office:value="5977937" table:style-name="ce43">
            <text:p>5.977.937</text:p>
          </table:table-cell>
          <table:table-cell office:value-type="percentage" office:value="0.86118371605455191" table:style-name="ce44">
            <text:p>86,1%</text:p>
          </table:table-cell>
          <table:table-cell office:value-type="percentage" office:value="0.75931962297902267" table:style-name="ce44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Murcia</text:p>
          </table:table-cell>
          <table:table-cell office:value-type="float" office:value="72820" table:style-name="ce43">
            <text:p>72.820</text:p>
          </table:table-cell>
          <table:table-cell office:value-type="percentage" office:value="1" table:style-name="ce44">
            <text:p>100,0%</text:p>
          </table:table-cell>
          <table:table-cell office:value-type="float" office:value="101093" table:style-name="ce43">
            <text:p>101.093</text:p>
          </table:table-cell>
          <table:table-cell office:value-type="percentage" office:value="0.98244880902632681" table:style-name="ce44">
            <text:p>98,2%</text:p>
          </table:table-cell>
          <table:table-cell office:value-type="float" office:value="144951" table:style-name="ce43">
            <text:p>144.951</text:p>
          </table:table-cell>
          <table:table-cell office:value-type="percentage" office:value="0.98667202145545885" table:style-name="ce44">
            <text:p>98,7%</text:p>
          </table:table-cell>
          <table:table-cell office:value-type="float" office:value="203901" table:style-name="ce43">
            <text:p>203.901</text:p>
          </table:table-cell>
          <table:table-cell office:value-type="percentage" office:value="0.9561325355441348" table:style-name="ce44">
            <text:p>95,6%</text:p>
          </table:table-cell>
          <table:table-cell office:value-type="float" office:value="224554" table:style-name="ce43">
            <text:p>224.554</text:p>
          </table:table-cell>
          <table:table-cell office:value-type="percentage" office:value="0.88352475044952528" table:style-name="ce44">
            <text:p>88,4%</text:p>
          </table:table-cell>
          <table:table-cell office:value-type="float" office:value="157188" table:style-name="ce43">
            <text:p>157.188</text:p>
          </table:table-cell>
          <table:table-cell office:value-type="percentage" office:value="0.75208489830289516" table:style-name="ce44">
            <text:p>75,2%</text:p>
          </table:table-cell>
          <table:table-cell office:value-type="float" office:value="129125" table:style-name="ce43">
            <text:p>129.125</text:p>
          </table:table-cell>
          <table:table-cell office:value-type="percentage" office:value="0.7496458594584553" table:style-name="ce44">
            <text:p>75,0%</text:p>
          </table:table-cell>
          <table:table-cell office:value-type="float" office:value="110464" table:style-name="ce43">
            <text:p>110.464</text:p>
          </table:table-cell>
          <table:table-cell office:value-type="percentage" office:value="0.77849662424063037" table:style-name="ce44">
            <text:p>77,8%</text:p>
          </table:table-cell>
          <table:table-cell office:value-type="float" office:value="1144096" table:style-name="ce43">
            <text:p>1.144.096</text:p>
          </table:table-cell>
          <table:table-cell office:value-type="float" office:value="1310137" table:style-name="ce43">
            <text:p>1.310.137</text:p>
          </table:table-cell>
          <table:table-cell office:value-type="percentage" office:value="0.87326439906666253" table:style-name="ce44">
            <text:p>87,3%</text:p>
          </table:table-cell>
          <table:table-cell office:value-type="percentage" office:value="0.75705226994059893" table:style-name="ce44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Navarra</text:p>
          </table:table-cell>
          <table:table-cell office:value-type="float" office:value="42098" table:style-name="ce43">
            <text:p>42.098</text:p>
          </table:table-cell>
          <table:table-cell office:value-type="percentage" office:value="1" table:style-name="ce44">
            <text:p>100,0%</text:p>
          </table:table-cell>
          <table:table-cell office:value-type="float" office:value="55707" table:style-name="ce43">
            <text:p>55.707</text:p>
          </table:table-cell>
          <table:table-cell office:value-type="percentage" office:value="0.99847648408373957" table:style-name="ce44">
            <text:p>99,8%</text:p>
          </table:table-cell>
          <table:table-cell office:value-type="float" office:value="71426" table:style-name="ce43">
            <text:p>71.426</text:p>
          </table:table-cell>
          <table:table-cell office:value-type="percentage" office:value="0.96725529494610263" table:style-name="ce44">
            <text:p>96,7%</text:p>
          </table:table-cell>
          <table:table-cell office:value-type="float" office:value="90450" table:style-name="ce43">
            <text:p>90.450</text:p>
          </table:table-cell>
          <table:table-cell office:value-type="percentage" office:value="0.93542515564564499" table:style-name="ce44">
            <text:p>93,5%</text:p>
          </table:table-cell>
          <table:table-cell office:value-type="float" office:value="93441" table:style-name="ce43">
            <text:p>93.441</text:p>
          </table:table-cell>
          <table:table-cell office:value-type="percentage" office:value="0.86517842262180333" table:style-name="ce44">
            <text:p>86,5%</text:p>
          </table:table-cell>
          <table:table-cell office:value-type="float" office:value="61402" table:style-name="ce43">
            <text:p>61.402</text:p>
          </table:table-cell>
          <table:table-cell office:value-type="percentage" office:value="0.75487146703384522" table:style-name="ce44">
            <text:p>75,5%</text:p>
          </table:table-cell>
          <table:table-cell office:value-type="float" office:value="53176" table:style-name="ce43">
            <text:p>53.176</text:p>
          </table:table-cell>
          <table:table-cell office:value-type="percentage" office:value="0.78054222261364803" table:style-name="ce44">
            <text:p>78,1%</text:p>
          </table:table-cell>
          <table:table-cell office:value-type="float" office:value="45255" table:style-name="ce43">
            <text:p>45.255</text:p>
          </table:table-cell>
          <table:table-cell office:value-type="percentage" office:value="0.80256437539902103" table:style-name="ce44">
            <text:p>80,3%</text:p>
          </table:table-cell>
          <table:table-cell office:value-type="float" office:value="512955" table:style-name="ce43">
            <text:p>512.955</text:p>
          </table:table-cell>
          <table:table-cell office:value-type="float" office:value="581354" table:style-name="ce43">
            <text:p>581.354</text:p>
          </table:table-cell>
          <table:table-cell office:value-type="percentage" office:value="0.88234535240146283" table:style-name="ce44">
            <text:p>88,2%</text:p>
          </table:table-cell>
          <table:table-cell office:value-type="percentage" office:value="0.77579753084179148" table:style-name="ce44">
            <text:p>77,6%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42">
            <text:p>País Vasco</text:p>
          </table:table-cell>
          <table:table-cell office:value-type="float" office:value="161821" table:style-name="ce43">
            <text:p>161.821</text:p>
          </table:table-cell>
          <table:table-cell office:value-type="percentage" office:value="1.0245077556188666" table:style-name="ce44">
            <text:p>102,5%</text:p>
          </table:table-cell>
          <table:table-cell office:value-type="float" office:value="212100" table:style-name="ce43">
            <text:p>212.100</text:p>
          </table:table-cell>
          <table:table-cell office:value-type="percentage" office:value="0.99539611696960306" table:style-name="ce44">
            <text:p>99,5%</text:p>
          </table:table-cell>
          <table:table-cell office:value-type="float" office:value="272765" table:style-name="ce43">
            <text:p>272.765</text:p>
          </table:table-cell>
          <table:table-cell office:value-type="percentage" office:value="0.97374687186517161" table:style-name="ce44">
            <text:p>97,4%</text:p>
          </table:table-cell>
          <table:table-cell office:value-type="float" office:value="319717" table:style-name="ce43">
            <text:p>319.717</text:p>
          </table:table-cell>
          <table:table-cell office:value-type="percentage" office:value="0.9404077334643226" table:style-name="ce44">
            <text:p>94,0%</text:p>
          </table:table-cell>
          <table:table-cell office:value-type="float" office:value="314245" table:style-name="ce43">
            <text:p>314.245</text:p>
          </table:table-cell>
          <table:table-cell office:value-type="percentage" office:value="0.86776129212195519" table:style-name="ce44">
            <text:p>86,8%</text:p>
          </table:table-cell>
          <table:table-cell office:value-type="float" office:value="193675" table:style-name="ce43">
            <text:p>193.675</text:p>
          </table:table-cell>
          <table:table-cell office:value-type="percentage" office:value="0.74335138537592638" table:style-name="ce44">
            <text:p>74,3%</text:p>
          </table:table-cell>
          <table:table-cell office:value-type="float" office:value="152273" table:style-name="ce43">
            <text:p>152.273</text:p>
          </table:table-cell>
          <table:table-cell office:value-type="percentage" office:value="0.75556977978901818" table:style-name="ce44">
            <text:p>75,6%</text:p>
          </table:table-cell>
          <table:table-cell office:value-type="float" office:value="136684" table:style-name="ce43">
            <text:p>136.684</text:p>
          </table:table-cell>
          <table:table-cell office:value-type="percentage" office:value="0.81067103187312428" table:style-name="ce44">
            <text:p>81,1%</text:p>
          </table:table-cell>
          <table:table-cell office:value-type="float" office:value="1763280" table:style-name="ce43">
            <text:p>1.763.280</text:p>
          </table:table-cell>
          <table:table-cell office:value-type="float" office:value="1983943" table:style-name="ce43">
            <text:p>1.983.943</text:p>
          </table:table-cell>
          <table:table-cell office:value-type="percentage" office:value="0.88877553437775181" table:style-name="ce44">
            <text:p>88,9%</text:p>
          </table:table-cell>
          <table:table-cell office:value-type="percentage" office:value="0.79408999038056227" table:style-name="ce44">
            <text:p>79,4%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42">
            <text:p>Ceuta</text:p>
          </table:table-cell>
          <table:table-cell office:value-type="float" office:value="2374" table:style-name="ce43">
            <text:p>2.374</text:p>
          </table:table-cell>
          <table:table-cell office:value-type="percentage" office:value="0.91132437619961615" table:style-name="ce44">
            <text:p>91,1%</text:p>
          </table:table-cell>
          <table:table-cell office:value-type="float" office:value="3854" table:style-name="ce43">
            <text:p>3.854</text:p>
          </table:table-cell>
          <table:table-cell office:value-type="percentage" office:value="0.89254284390921723" table:style-name="ce44">
            <text:p>89,3%</text:p>
          </table:table-cell>
          <table:table-cell office:value-type="float" office:value="7479" table:style-name="ce43">
            <text:p>7.479</text:p>
          </table:table-cell>
          <table:table-cell office:value-type="percentage" office:value="0.95189003436426112" table:style-name="ce44">
            <text:p>95,2%</text:p>
          </table:table-cell>
          <table:table-cell office:value-type="float" office:value="10341" table:style-name="ce43">
            <text:p>10.341</text:p>
          </table:table-cell>
          <table:table-cell office:value-type="percentage" office:value="0.89485981308411211" table:style-name="ce44">
            <text:p>89,5%</text:p>
          </table:table-cell>
          <table:table-cell office:value-type="float" office:value="10745" table:style-name="ce43">
            <text:p>10.745</text:p>
          </table:table-cell>
          <table:table-cell office:value-type="percentage" office:value="0.84994462901439649" table:style-name="ce44">
            <text:p>85,0%</text:p>
          </table:table-cell>
          <table:table-cell office:value-type="float" office:value="8567" table:style-name="ce43">
            <text:p>8.567</text:p>
          </table:table-cell>
          <table:table-cell office:value-type="percentage" office:value="0.72027913233563146" table:style-name="ce44">
            <text:p>72,0%</text:p>
          </table:table-cell>
          <table:table-cell office:value-type="float" office:value="8075" table:style-name="ce43">
            <text:p>8.075</text:p>
          </table:table-cell>
          <table:table-cell office:value-type="percentage" office:value="0.73629980851645849" table:style-name="ce44">
            <text:p>73,6%</text:p>
          </table:table-cell>
          <table:table-cell office:value-type="float" office:value="6847" table:style-name="ce43">
            <text:p>6.847</text:p>
          </table:table-cell>
          <table:table-cell office:value-type="percentage" office:value="0.75027394258163493" table:style-name="ce44">
            <text:p>75,0%</text:p>
          </table:table-cell>
          <table:table-cell office:value-type="float" office:value="58282" table:style-name="ce43">
            <text:p>58.282</text:p>
          </table:table-cell>
          <table:table-cell office:value-type="float" office:value="70965" table:style-name="ce43">
            <text:p>70.965</text:p>
          </table:table-cell>
          <table:table-cell office:value-type="percentage" office:value="0.82127809483548231" table:style-name="ce44">
            <text:p>82,1%</text:p>
          </table:table-cell>
          <table:table-cell office:value-type="percentage" office:value="0.69216883209424951" table:style-name="ce44">
            <text:p>69,2%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42">
            <text:p>Melilla</text:p>
          </table:table-cell>
          <table:table-cell office:value-type="float" office:value="1961" table:style-name="ce43">
            <text:p>1.961</text:p>
          </table:table-cell>
          <table:table-cell office:value-type="percentage" office:value="0.8348233290762026" table:style-name="ce44">
            <text:p>83,5%</text:p>
          </table:table-cell>
          <table:table-cell office:value-type="float" office:value="3234" table:style-name="ce43">
            <text:p>3.234</text:p>
          </table:table-cell>
          <table:table-cell office:value-type="percentage" office:value="0.86286019210245468" table:style-name="ce44">
            <text:p>86,3%</text:p>
          </table:table-cell>
          <table:table-cell office:value-type="float" office:value="6969" table:style-name="ce43">
            <text:p>6.969</text:p>
          </table:table-cell>
          <table:table-cell office:value-type="percentage" office:value="0.89037945573016486" table:style-name="ce44">
            <text:p>89,0%</text:p>
          </table:table-cell>
          <table:table-cell office:value-type="float" office:value="9433" table:style-name="ce43">
            <text:p>9.433</text:p>
          </table:table-cell>
          <table:table-cell office:value-type="percentage" office:value="0.83485264182671037" table:style-name="ce44">
            <text:p>83,5%</text:p>
          </table:table-cell>
          <table:table-cell office:value-type="float" office:value="9740" table:style-name="ce43">
            <text:p>9.740</text:p>
          </table:table-cell>
          <table:table-cell office:value-type="percentage" office:value="0.81153141143142804" table:style-name="ce44">
            <text:p>81,2%</text:p>
          </table:table-cell>
          <table:table-cell office:value-type="float" office:value="8080" table:style-name="ce43">
            <text:p>8.080</text:p>
          </table:table-cell>
          <table:table-cell office:value-type="percentage" office:value="0.66595236132860791" table:style-name="ce44">
            <text:p>66,6%</text:p>
          </table:table-cell>
          <table:table-cell office:value-type="float" office:value="7661" table:style-name="ce43">
            <text:p>7.661</text:p>
          </table:table-cell>
          <table:table-cell office:value-type="percentage" office:value="0.63868278449353899" table:style-name="ce44">
            <text:p>63,9%</text:p>
          </table:table-cell>
          <table:table-cell office:value-type="float" office:value="6783" table:style-name="ce43">
            <text:p>6.783</text:p>
          </table:table-cell>
          <table:table-cell office:value-type="percentage" office:value="0.70848130353039485" table:style-name="ce44">
            <text:p>70,8%</text:p>
          </table:table-cell>
          <table:table-cell office:value-type="float" office:value="53861" table:style-name="ce43">
            <text:p>53.861</text:p>
          </table:table-cell>
          <table:table-cell office:value-type="float" office:value="70927" table:style-name="ce43">
            <text:p>70.927</text:p>
          </table:table-cell>
          <table:table-cell office:value-type="percentage" office:value="0.75938641138071539" table:style-name="ce44">
            <text:p>75,9%</text:p>
          </table:table-cell>
          <table:table-cell office:value-type="percentage" office:value="0.6185516100877394" table:style-name="ce44">
            <text:p>61,9%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42">
            <text:p>Fuerzas Armadas</text:p>
          </table:table-cell>
          <table:table-cell office:value-type="float" office:value="23" table:style-name="ce43">
            <text:p>23</text:p>
          </table:table-cell>
          <table:table-cell office:value-type="string" table:style-name="ce44">
            <text:p>-</text:p>
          </table:table-cell>
          <table:table-cell office:value-type="float" office:value="17" table:style-name="ce43">
            <text:p>17</text:p>
          </table:table-cell>
          <table:table-cell office:value-type="string" table:style-name="ce44">
            <text:p>-</text:p>
          </table:table-cell>
          <table:table-cell office:value-type="float" office:value="3401" table:style-name="ce43">
            <text:p>3.401</text:p>
          </table:table-cell>
          <table:table-cell office:value-type="string" table:style-name="ce44">
            <text:p>-</text:p>
          </table:table-cell>
          <table:table-cell office:value-type="float" office:value="8929" table:style-name="ce43">
            <text:p>8.929</text:p>
          </table:table-cell>
          <table:table-cell office:value-type="string" table:style-name="ce44">
            <text:p>-</text:p>
          </table:table-cell>
          <table:table-cell office:value-type="float" office:value="20623" table:style-name="ce43">
            <text:p>20.623</text:p>
          </table:table-cell>
          <table:table-cell office:value-type="string" table:style-name="ce44">
            <text:p>-</text:p>
          </table:table-cell>
          <table:table-cell office:value-type="float" office:value="29872" table:style-name="ce43">
            <text:p>29.872</text:p>
          </table:table-cell>
          <table:table-cell office:value-type="string" table:style-name="ce44">
            <text:p>-</text:p>
          </table:table-cell>
          <table:table-cell office:value-type="float" office:value="22533" table:style-name="ce43">
            <text:p>22.533</text:p>
          </table:table-cell>
          <table:table-cell office:value-type="string" table:style-name="ce44">
            <text:p>-</text:p>
          </table:table-cell>
          <table:table-cell office:value-type="float" office:value="1141" table:style-name="ce43">
            <text:p>1.141</text:p>
          </table:table-cell>
          <table:table-cell office:value-type="string" table:style-name="ce44">
            <text:p>-</text:p>
          </table:table-cell>
          <table:table-cell office:value-type="float" office:value="86539" table:style-name="ce43">
            <text:p>86.539</text:p>
          </table:table-cell>
          <table:table-cell office:value-type="string" table:style-name="ce43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table:number-columns-repeated="16363" table:style-name="ce26"/>
        </table:table-row>
        <table:table-row table:style-name="ro5">
          <table:table-cell office:value-type="string" table:style-name="ce53">
            <text:p>Sanidad Exterior</text:p>
          </table:table-cell>
          <table:table-cell office:value-type="float" office:value="25" table:style-name="ce46">
            <text:p>25</text:p>
          </table:table-cell>
          <table:table-cell office:value-type="string" table:style-name="ce47">
            <text:p>-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3" table:style-name="ce46">
            <text:p>203</text:p>
          </table:table-cell>
          <table:table-cell office:value-type="string" table:style-name="ce47">
            <text:p>-</text:p>
          </table:table-cell>
          <table:table-cell office:value-type="float" office:value="601" table:style-name="ce46">
            <text:p>601</text:p>
          </table:table-cell>
          <table:table-cell office:value-type="string" table:style-name="ce47">
            <text:p>-</text:p>
          </table:table-cell>
          <table:table-cell office:value-type="float" office:value="1124" table:style-name="ce46">
            <text:p>1.124</text:p>
          </table:table-cell>
          <table:table-cell office:value-type="string" table:style-name="ce47">
            <text:p>-</text:p>
          </table:table-cell>
          <table:table-cell office:value-type="float" office:value="1240" table:style-name="ce46">
            <text:p>1.240</text:p>
          </table:table-cell>
          <table:table-cell office:value-type="string" table:style-name="ce47">
            <text:p>-</text:p>
          </table:table-cell>
          <table:table-cell office:value-type="float" office:value="1056" table:style-name="ce46">
            <text:p>1.056</text:p>
          </table:table-cell>
          <table:table-cell office:value-type="string" table:style-name="ce47">
            <text:p>-</text:p>
          </table:table-cell>
          <table:table-cell office:value-type="float" office:value="148" table:style-name="ce46">
            <text:p>148</text:p>
          </table:table-cell>
          <table:table-cell office:value-type="string" table:style-name="ce47">
            <text:p>-</text:p>
          </table:table-cell>
          <table:table-cell office:value-type="float" office:value="4429" table:style-name="ce46">
            <text:p>4.42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20" table:style-name="ce26"/>
          <table:table-cell table:number-columns-repeated="16343" table:style-name="ce48"/>
        </table:table-row>
        <table:table-row table:style-name="ro8">
          <table:table-cell office:value-type="string" table:style-name="ce49">
            <text:p>Total España</text:p>
          </table:table-cell>
          <table:table-cell office:value-type="float" office:value="2900713" table:style-name="ce50">
            <text:p>2.900.713</text:p>
          </table:table-cell>
          <table:table-cell office:value-type="percentage" office:value="1" table:style-name="ce51">
            <text:p>100,0%</text:p>
          </table:table-cell>
          <table:table-cell office:value-type="float" office:value="3913552" table:style-name="ce50">
            <text:p>3.913.552</text:p>
          </table:table-cell>
          <table:table-cell office:value-type="percentage" office:value="0.9882594768493792" table:style-name="ce51">
            <text:p>98,8%</text:p>
          </table:table-cell>
          <table:table-cell office:value-type="float" office:value="5193260" table:style-name="ce50">
            <text:p>5.193.260</text:p>
          </table:table-cell>
          <table:table-cell office:value-type="percentage" office:value="0.97306981880784393" table:style-name="ce51">
            <text:p>97,3%</text:p>
          </table:table-cell>
          <table:table-cell office:value-type="float" office:value="6584690" table:style-name="ce50">
            <text:p>6.584.690</text:p>
          </table:table-cell>
          <table:table-cell office:value-type="percentage" office:value="0.93621548671421373" table:style-name="ce51">
            <text:p>93,6%</text:p>
          </table:table-cell>
          <table:table-cell office:value-type="float" office:value="6812430" table:style-name="ce50">
            <text:p>6.812.430</text:p>
          </table:table-cell>
          <table:table-cell office:value-type="percentage" office:value="0.86323581234397451" table:style-name="ce51">
            <text:p>86,3%</text:p>
          </table:table-cell>
          <table:table-cell office:value-type="float" office:value="4652965" table:style-name="ce50">
            <text:p>4.652.965</text:p>
          </table:table-cell>
          <table:table-cell office:value-type="percentage" office:value="0.74681605668204765" table:style-name="ce51">
            <text:p>74,7%</text:p>
          </table:table-cell>
          <table:table-cell office:value-type="float" office:value="3692302" table:style-name="ce50">
            <text:p>3.692.302</text:p>
          </table:table-cell>
          <table:table-cell office:value-type="percentage" office:value="0.74672817434636296" table:style-name="ce51">
            <text:p>74,7%</text:p>
          </table:table-cell>
          <table:table-cell office:value-type="float" office:value="3052855" table:style-name="ce50">
            <text:p>3.052.855</text:p>
          </table:table-cell>
          <table:table-cell office:value-type="percentage" office:value="0.78506081488708523" table:style-name="ce51">
            <text:p>78,5%</text:p>
          </table:table-cell>
          <table:table-cell office:value-type="float" office:value="36802767" table:style-name="ce50">
            <text:p>36.802.767</text:p>
          </table:table-cell>
          <table:table-cell office:value-type="float" office:value="42119827" table:style-name="ce50">
            <text:p>42.119.827</text:p>
          </table:table-cell>
          <table:table-cell office:value-type="percentage" office:value="0.87376348910454926" table:style-name="ce51">
            <text:p>87,4%</text:p>
          </table:table-cell>
          <table:table-cell office:value-type="percentage" office:value="0.77559853317526084" table:style-name="ce51">
            <text:p>77,6%</text:p>
          </table:table-cell>
          <table:table-cell table:number-columns-repeated="16363" table:style-name="ce26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2"/>
          <table:covered-table-cell table:number-columns-repeated="6"/>
          <table:table-cell table:style-name="ce26"/>
          <table:table-cell table:style-name="ce52"/>
          <table:table-cell table:style-name="ce26"/>
          <table:table-cell table:style-name="ce52"/>
          <table:table-cell table:style-name="ce48"/>
          <table:table-cell table:style-name="ce52"/>
          <table:table-cell table:style-name="ce26"/>
          <table:table-cell table:style-name="ce52"/>
          <table:table-cell table:number-columns-repeated="2" table:style-name="ce26"/>
          <table:table-cell table:style-name="ce52"/>
          <table:table-cell table:number-columns-repeated="16366" table:style-name="ce26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06T16:48:20Z</meta:creation-date>
    <dc:date>2021-10-06T16:48:36Z</dc:date>
  </office:meta>
</office:document-meta>
</file>